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00.83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37.0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Master_5f_Daintre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10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ata form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80 samples were randomized and split across two Temperature-Minimum fluorescence (T-Fo) curve runs (Part 1 and Part 2), as Peltier plate/ thermocouples were limited to 45 per ru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1 (Samples with initial water content); D2 (Samples following bench dry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id designating peltier plate posit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Fm</text:p>
          </table:table-cell>
          <table:table-cell office:value-type="string" calcext:value-type="string">
            <text:p>Unitless; ratio metri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Quantum Yield (Fv/Fm) see metho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Tree ID. Corresponds to Species-Salinity-R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es.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pecies.Salin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stance from the estuary mouth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ee/ Salinity replicate (1-5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inity</text:p>
          </table:table-cell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Categorical Salinity (High or Low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t</text:p>
          </table:table-cell>
          <table:table-cell office:value-type="string" calcext:value-type="string">
            <text:p>parts per thousa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ractical salinity units (Parts per thousan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d-mm-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fresh m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dry mass measured after 72h oven dr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Cg</text:p>
          </table:table-cell>
          <table:table-cell office:value-type="string" calcext:value-type="string">
            <text:p>g g-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water content (g) per unit dry mass (g): Calculated as Leaf (FM-DM)/D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ca.m2</text:p>
          </table:table-cell>
          <table:table-cell office:value-type="string" calcext:value-type="string">
            <text:p>g m-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water content (g) per unit leaf area (m2) can be used to characterise changing hydration level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ulence</text:p>
          </table:table-cell>
          <table:table-cell office:value-type="string" calcext:value-type="string">
            <text:p>g m-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water content (g) per unit leaf area (m2) assumes that leaves are well-hydrate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coup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ID designating thermocouple logging leaf temp data during T-Fo cu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 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ID designating Maxipam region of interest logging Fo data during T-Fo cu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A</text:p>
          </table:table-cell>
          <table:table-cell office:value-type="string" calcext:value-type="string">
            <text:p>g m-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dry mass (g) per unit leaf area (m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Ci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ater content as a percent of init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owth form, all tre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rit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table:style-name="ce3" office:value-type="string" calcext:value-type="string">
            <text:p>Tcrit: The temperature associated <text:s/>with a sharp shift from slow-rise to fast-rise fluorescence indicating the beginning of damage to PS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ax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table:style-name="ce3" office:value-type="string" calcext:value-type="string">
            <text:p>Tmax: The temperature associated with maximal fluorescence, above which there is a sharp decline in F0 due to irreversible membrane architecture damage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ter_Daintree" table:style-name="ta2"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FvFm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.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alinity</text:p>
          </table:table-cell>
          <table:table-cell table:style-name="ce1" office:value-type="string" calcext:value-type="string">
            <text:p>pp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WCg</text:p>
          </table:table-cell>
          <table:table-cell table:style-name="ce1" office:value-type="string" calcext:value-type="string">
            <text:p>Wca.m2</text:p>
          </table:table-cell>
          <table:table-cell table:style-name="ce1" office:value-type="string" calcext:value-type="string">
            <text:p>Succulence</text:p>
          </table:table-cell>
          <table:table-cell table:style-name="ce1" office:value-type="string" calcext:value-type="string">
            <text:p>thermocouple</text:p>
          </table:table-cell>
          <table:table-cell table:style-name="ce1" office:value-type="string" calcext:value-type="string">
            <text:p>F id</text:p>
          </table:table-cell>
          <table:table-cell table:style-name="ce1" office:value-type="string" calcext:value-type="string">
            <text:p>LMA</text:p>
          </table:table-cell>
          <table:table-cell table:style-name="ce1" office:value-type="string" calcext:value-type="string">
            <text:p>WCi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Tcrit</text:p>
          </table:table-cell>
          <table:table-cell table:style-name="ce1" office:value-type="string" calcext:value-type="string">
            <text:p>Tma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5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Aa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6" calcext:value-type="float">
            <text:p>0.006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56.71" calcext:value-type="float">
            <text:p>256.7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9.4" calcext:value-type="float">
            <text:p>119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71" calcext:value-type="float">
            <text:p>44.71</text:p>
          </table:table-cell>
          <table:table-cell office:value-type="float" office:value="54.3" calcext:value-type="float">
            <text:p>54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5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Aa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58" calcext:value-type="float">
            <text:p>0.0058</text:p>
          </table:table-cell>
          <table:table-cell office:value-type="float" office:value="2.017241379" calcext:value-type="float">
            <text:p>2.017241379</text:p>
          </table:table-cell>
          <table:table-cell table:number-columns-repeated="2" office:value-type="float" office:value="232.7896551" calcext:value-type="float">
            <text:p>232.78965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5.4" calcext:value-type="float">
            <text:p>11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74" calcext:value-type="float">
            <text:p>46.74</text:p>
          </table:table-cell>
          <table:table-cell office:value-type="float" office:value="54.84" calcext:value-type="float">
            <text:p>54.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Aa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43" calcext:value-type="float">
            <text:p>0.0043</text:p>
          </table:table-cell>
          <table:table-cell office:value-type="float" office:value="2.581395349" calcext:value-type="float">
            <text:p>2.581395349</text:p>
          </table:table-cell>
          <table:table-cell table:number-columns-repeated="2" office:value-type="float" office:value="220.7093023" calcext:value-type="float">
            <text:p>220.70930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5.5" calcext:value-type="float">
            <text:p>8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" calcext:value-type="float">
            <text:p>44</text:p>
          </table:table-cell>
          <table:table-cell office:value-type="float" office:value="54.56" calcext:value-type="float">
            <text:p>54.5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Aa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1.905660377" calcext:value-type="float">
            <text:p>1.905660377</text:p>
          </table:table-cell>
          <table:table-cell table:number-columns-repeated="2" office:value-type="float" office:value="200.8566037" calcext:value-type="float">
            <text:p>200.85660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5.4" calcext:value-type="float">
            <text:p>10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2" calcext:value-type="float">
            <text:p>45.2</text:p>
          </table:table-cell>
          <table:table-cell office:value-type="float" office:value="55.59" calcext:value-type="float">
            <text:p>55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8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Aa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6" calcext:value-type="float">
            <text:p>0.006</text:p>
          </table:table-cell>
          <table:table-cell office:value-type="float" office:value="2.116666667" calcext:value-type="float">
            <text:p>2.116666667</text:p>
          </table:table-cell>
          <table:table-cell table:number-columns-repeated="2" office:value-type="float" office:value="252.73" calcext:value-type="float">
            <text:p>252.7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9.4" calcext:value-type="float">
            <text:p>119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3.93" calcext:value-type="float">
            <text:p>43.93</text:p>
          </table:table-cell>
          <table:table-cell office:value-type="float" office:value="55.48" calcext:value-type="float">
            <text:p>55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2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Ac-L-1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54" calcext:value-type="float">
            <text:p>0.0054</text:p>
          </table:table-cell>
          <table:table-cell office:value-type="float" office:value="2.425925926" calcext:value-type="float">
            <text:p>2.425925926</text:p>
          </table:table-cell>
          <table:table-cell table:number-columns-repeated="2" office:value-type="float" office:value="260.5444445" calcext:value-type="float">
            <text:p>260.54444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.4" calcext:value-type="float">
            <text:p>107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02" calcext:value-type="float">
            <text:p>45.02</text:p>
          </table:table-cell>
          <table:table-cell office:value-type="float" office:value="51.19" calcext:value-type="float">
            <text:p>51.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Ac-L-2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7" calcext:value-type="float">
            <text:p>0.0077</text:p>
          </table:table-cell>
          <table:table-cell office:value-type="float" office:value="1.857142857" calcext:value-type="float">
            <text:p>1.857142857</text:p>
          </table:table-cell>
          <table:table-cell table:number-columns-repeated="2" office:value-type="float" office:value="284.5142857" calcext:value-type="float">
            <text:p>284.51428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3.2" calcext:value-type="float">
            <text:p>153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3.83" calcext:value-type="float">
            <text:p>43.83</text:p>
          </table:table-cell>
          <table:table-cell office:value-type="float" office:value="50.27" calcext:value-type="float">
            <text:p>50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Ac-L-3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505882353" calcext:value-type="float">
            <text:p>1.505882353</text:p>
          </table:table-cell>
          <table:table-cell table:number-columns-repeated="2" office:value-type="float" office:value="254.6447059" calcext:value-type="float">
            <text:p>254.644705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9.1" calcext:value-type="float">
            <text:p>169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69" calcext:value-type="float">
            <text:p>45.69</text:p>
          </table:table-cell>
          <table:table-cell office:value-type="float" office:value="52.26" calcext:value-type="float">
            <text:p>52.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c-L-4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626865672" calcext:value-type="float">
            <text:p>2.626865672</text:p>
          </table:table-cell>
          <table:table-cell table:number-columns-repeated="2" office:value-type="float" office:value="350.1611941" calcext:value-type="float">
            <text:p>350.16119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3.3" calcext:value-type="float">
            <text:p>133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3.71" calcext:value-type="float">
            <text:p>43.71</text:p>
          </table:table-cell>
          <table:table-cell office:value-type="float" office:value="51.14" calcext:value-type="float">
            <text:p>51.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5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Ac-L-5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74" calcext:value-type="float">
            <text:p>0.0074</text:p>
          </table:table-cell>
          <table:table-cell office:value-type="float" office:value="2.121621622" calcext:value-type="float">
            <text:p>2.121621622</text:p>
          </table:table-cell>
          <table:table-cell table:number-columns-repeated="2" office:value-type="float" office:value="312.3027028" calcext:value-type="float">
            <text:p>312.30270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7.2" calcext:value-type="float">
            <text:p>1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27" calcext:value-type="float">
            <text:p>45.27</text:p>
          </table:table-cell>
          <table:table-cell office:value-type="float" office:value="53.57" calcext:value-type="float">
            <text:p>53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Ai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6.678571429" calcext:value-type="float">
            <text:p>6.678571429</text:p>
          </table:table-cell>
          <table:table-cell table:number-columns-repeated="2" office:value-type="float" office:value="371.9964286" calcext:value-type="float">
            <text:p>371.99642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64" calcext:value-type="float">
            <text:p>46.64</text:p>
          </table:table-cell>
          <table:table-cell office:value-type="float" office:value="51.98" calcext:value-type="float">
            <text:p>51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Ai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44" calcext:value-type="float">
            <text:p>0.0044</text:p>
          </table:table-cell>
          <table:table-cell office:value-type="float" office:value="5.704545455" calcext:value-type="float">
            <text:p>5.704545455</text:p>
          </table:table-cell>
          <table:table-cell table:number-columns-repeated="2" office:value-type="float" office:value="499.1477273" calcext:value-type="float">
            <text:p>499.147727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31" calcext:value-type="float">
            <text:p>45.31</text:p>
          </table:table-cell>
          <table:table-cell office:value-type="float" office:value="53.94" calcext:value-type="float">
            <text:p>53.9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Ai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5.388888889" calcext:value-type="float">
            <text:p>5.388888889</text:p>
          </table:table-cell>
          <table:table-cell table:number-columns-repeated="2" office:value-type="float" office:value="385.8444445" calcext:value-type="float">
            <text:p>385.84444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1.6" calcext:value-type="float">
            <text:p>71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59" calcext:value-type="float">
            <text:p>46.59</text:p>
          </table:table-cell>
          <table:table-cell office:value-type="float" office:value="52.14" calcext:value-type="float">
            <text:p>52.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5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Ai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5.108108108" calcext:value-type="float">
            <text:p>5.108108108</text:p>
          </table:table-cell>
          <table:table-cell table:number-columns-repeated="2" office:value-type="float" office:value="375.9567567" calcext:value-type="float">
            <text:p>375.95675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32" calcext:value-type="float">
            <text:p>44.32</text:p>
          </table:table-cell>
          <table:table-cell office:value-type="float" office:value="50.18" calcext:value-type="float">
            <text:p>50.1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3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Ai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063" calcext:value-type="float">
            <text:p>0.0063</text:p>
          </table:table-cell>
          <table:table-cell office:value-type="float" office:value="3.936507937" calcext:value-type="float">
            <text:p>3.936507937</text:p>
          </table:table-cell>
          <table:table-cell table:number-columns-repeated="2" office:value-type="float" office:value="493.2444445" calcext:value-type="float">
            <text:p>493.24444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5.3" calcext:value-type="float">
            <text:p>12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46" calcext:value-type="float">
            <text:p>45.46</text:p>
          </table:table-cell>
          <table:table-cell office:value-type="float" office:value="50.39" calcext:value-type="float">
            <text:p>50.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Am-H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2.452054795" calcext:value-type="float">
            <text:p>2.452054795</text:p>
          </table:table-cell>
          <table:table-cell table:number-columns-repeated="2" office:value-type="float" office:value="356.0383562" calcext:value-type="float">
            <text:p>356.03835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.2" calcext:value-type="float">
            <text:p>14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95" calcext:value-type="float">
            <text:p>49.95</text:p>
          </table:table-cell>
          <table:table-cell office:value-type="float" office:value="53.98" calcext:value-type="float">
            <text:p>53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4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Am-H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077" calcext:value-type="float">
            <text:p>0.0077</text:p>
          </table:table-cell>
          <table:table-cell office:value-type="float" office:value="2.298701299" calcext:value-type="float">
            <text:p>2.298701299</text:p>
          </table:table-cell>
          <table:table-cell table:number-columns-repeated="2" office:value-type="float" office:value="352.161039" calcext:value-type="float">
            <text:p>352.1610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3.2" calcext:value-type="float">
            <text:p>153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6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Am-H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666666667" calcext:value-type="float">
            <text:p>2.666666667</text:p>
          </table:table-cell>
          <table:table-cell table:number-columns-repeated="2" office:value-type="float" office:value="366.1333334" calcext:value-type="float">
            <text:p>366.13333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7.3" calcext:value-type="float">
            <text:p>137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92" calcext:value-type="float">
            <text:p>48.92</text:p>
          </table:table-cell>
          <table:table-cell office:value-type="float" office:value="53.75" calcext:value-type="float">
            <text:p>53.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8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Am-H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08" calcext:value-type="float">
            <text:p>0.008</text:p>
          </table:table-cell>
          <table:table-cell office:value-type="float" office:value="2.175" calcext:value-type="float">
            <text:p>2.175</text:p>
          </table:table-cell>
          <table:table-cell table:number-columns-repeated="2" office:value-type="float" office:value="346.26" calcext:value-type="float">
            <text:p>346.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9.2" calcext:value-type="float">
            <text:p>159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50.16" calcext:value-type="float">
            <text:p>50.16</text:p>
          </table:table-cell>
          <table:table-cell office:value-type="float" office:value="55.69" calcext:value-type="float">
            <text:p>55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6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Am-H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173913043" calcext:value-type="float">
            <text:p>2.173913043</text:p>
          </table:table-cell>
          <table:table-cell table:number-columns-repeated="2" office:value-type="float" office:value="298.4782608" calcext:value-type="float">
            <text:p>298.478260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7.3" calcext:value-type="float">
            <text:p>137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97" calcext:value-type="float">
            <text:p>47.97</text:p>
          </table:table-cell>
          <table:table-cell office:value-type="float" office:value="53.3" calcext:value-type="float">
            <text:p>5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9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Am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74" calcext:value-type="float">
            <text:p>0.0074</text:p>
          </table:table-cell>
          <table:table-cell office:value-type="float" office:value="2.337837838" calcext:value-type="float">
            <text:p>2.337837838</text:p>
          </table:table-cell>
          <table:table-cell table:number-columns-repeated="2" office:value-type="float" office:value="344.1297298" calcext:value-type="float">
            <text:p>344.129729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7.2" calcext:value-type="float">
            <text:p>1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85" calcext:value-type="float">
            <text:p>44.85</text:p>
          </table:table-cell>
          <table:table-cell office:value-type="float" office:value="53.95" calcext:value-type="float">
            <text:p>53.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3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Am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76" calcext:value-type="float">
            <text:p>0.0076</text:p>
          </table:table-cell>
          <table:table-cell office:value-type="float" office:value="1.934210526" calcext:value-type="float">
            <text:p>1.934210526</text:p>
          </table:table-cell>
          <table:table-cell table:number-columns-repeated="2" office:value-type="float" office:value="292.4526315" calcext:value-type="float">
            <text:p>292.45263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51.2" calcext:value-type="float">
            <text:p>151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97" calcext:value-type="float">
            <text:p>46.97</text:p>
          </table:table-cell>
          <table:table-cell office:value-type="float" office:value="53.8" calcext:value-type="float">
            <text:p>53.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9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Am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350.075" calcext:value-type="float">
            <text:p>350.0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7.3" calcext:value-type="float">
            <text:p>127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28" calcext:value-type="float">
            <text:p>44.28</text:p>
          </table:table-cell>
          <table:table-cell office:value-type="float" office:value="53.13" calcext:value-type="float">
            <text:p>53.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9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Am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173913043" calcext:value-type="float">
            <text:p>2.173913043</text:p>
          </table:table-cell>
          <table:table-cell table:number-columns-repeated="2" office:value-type="float" office:value="298.4782608" calcext:value-type="float">
            <text:p>298.47826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37.3" calcext:value-type="float">
            <text:p>137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2.76" calcext:value-type="float">
            <text:p>42.76</text:p>
          </table:table-cell>
          <table:table-cell office:value-type="float" office:value="51.98" calcext:value-type="float">
            <text:p>51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Am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444444444" calcext:value-type="float">
            <text:p>2.444444444</text:p>
          </table:table-cell>
          <table:table-cell table:number-columns-repeated="2" office:value-type="float" office:value="350.0444444" calcext:value-type="float">
            <text:p>350.04444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3.2" calcext:value-type="float">
            <text:p>143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72" calcext:value-type="float">
            <text:p>47.72</text:p>
          </table:table-cell>
          <table:table-cell office:value-type="float" office:value="54.79" calcext:value-type="float">
            <text:p>54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Bg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273809524" calcext:value-type="float">
            <text:p>3.273809524</text:p>
          </table:table-cell>
          <table:table-cell table:number-columns-repeated="2" office:value-type="float" office:value="547.0535715" calcext:value-type="float">
            <text:p>547.05357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.1" calcext:value-type="float">
            <text:p>167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09" calcext:value-type="float">
            <text:p>45.09</text:p>
          </table:table-cell>
          <table:table-cell office:value-type="float" office:value="53.69" calcext:value-type="float">
            <text:p>53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Bg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295454545" calcext:value-type="float">
            <text:p>2.295454545</text:p>
          </table:table-cell>
          <table:table-cell table:number-columns-repeated="2" office:value-type="float" office:value="401.9340908" calcext:value-type="float">
            <text:p>401.934090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5.1" calcext:value-type="float">
            <text:p>17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89" calcext:value-type="float">
            <text:p>46.89</text:p>
          </table:table-cell>
          <table:table-cell office:value-type="float" office:value="55.73" calcext:value-type="float">
            <text:p>55.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4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Bg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83" calcext:value-type="float">
            <text:p>0.0083</text:p>
          </table:table-cell>
          <table:table-cell office:value-type="float" office:value="3.903614458" calcext:value-type="float">
            <text:p>3.903614458</text:p>
          </table:table-cell>
          <table:table-cell table:number-columns-repeated="2" office:value-type="float" office:value="644.486747" calcext:value-type="float">
            <text:p>644.48674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5.1" calcext:value-type="float">
            <text:p>16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86" calcext:value-type="float">
            <text:p>48.86</text:p>
          </table:table-cell>
          <table:table-cell office:value-type="float" office:value="55.02" calcext:value-type="float">
            <text:p>55.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3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Bg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207792208" calcext:value-type="float">
            <text:p>3.207792208</text:p>
          </table:table-cell>
          <table:table-cell table:number-columns-repeated="2" office:value-type="float" office:value="491.4337663" calcext:value-type="float">
            <text:p>491.43376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3.2" calcext:value-type="float">
            <text:p>153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11" calcext:value-type="float">
            <text:p>44.11</text:p>
          </table:table-cell>
          <table:table-cell office:value-type="float" office:value="53.35" calcext:value-type="float">
            <text:p>53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5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Bg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13043478" calcext:value-type="float">
            <text:p>2.413043478</text:p>
          </table:table-cell>
          <table:table-cell table:number-columns-repeated="2" office:value-type="float" office:value="441.5869565" calcext:value-type="float">
            <text:p>441.586956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14" calcext:value-type="float">
            <text:p>47.14</text:p>
          </table:table-cell>
          <table:table-cell office:value-type="float" office:value="56.65" calcext:value-type="float">
            <text:p>56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7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B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71" calcext:value-type="float">
            <text:p>0.0071</text:p>
          </table:table-cell>
          <table:table-cell office:value-type="float" office:value="1.788732394" calcext:value-type="float">
            <text:p>1.788732394</text:p>
          </table:table-cell>
          <table:table-cell table:number-columns-repeated="2" office:value-type="float" office:value="252.7478873" calcext:value-type="float">
            <text:p>252.747887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1.3" calcext:value-type="float">
            <text:p>141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8" calcext:value-type="float">
            <text:p>46.8</text:p>
          </table:table-cell>
          <table:table-cell office:value-type="float" office:value="57.53" calcext:value-type="float">
            <text:p>57.5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B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3" calcext:value-type="float">
            <text:p>0.0063</text:p>
          </table:table-cell>
          <table:table-cell office:value-type="float" office:value="2.015873016" calcext:value-type="float">
            <text:p>2.015873016</text:p>
          </table:table-cell>
          <table:table-cell table:number-columns-repeated="2" office:value-type="float" office:value="252.5888889" calcext:value-type="float">
            <text:p>252.588888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5.3" calcext:value-type="float">
            <text:p>12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67" calcext:value-type="float">
            <text:p>44.67</text:p>
          </table:table-cell>
          <table:table-cell office:value-type="float" office:value="54.93" calcext:value-type="float">
            <text:p>54.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8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B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067" calcext:value-type="float">
            <text:p>0.0067</text:p>
          </table:table-cell>
          <table:table-cell office:value-type="float" office:value="1.985074627" calcext:value-type="float">
            <text:p>1.985074627</text:p>
          </table:table-cell>
          <table:table-cell table:number-columns-repeated="2" office:value-type="float" office:value="264.6104478" calcext:value-type="float">
            <text:p>264.61044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3.3" calcext:value-type="float">
            <text:p>133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05" calcext:value-type="float">
            <text:p>44.05</text:p>
          </table:table-cell>
          <table:table-cell office:value-type="float" office:value="53.63" calcext:value-type="float">
            <text:p>53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B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54" calcext:value-type="float">
            <text:p>0.0054</text:p>
          </table:table-cell>
          <table:table-cell office:value-type="float" office:value="2.12962963" calcext:value-type="float">
            <text:p>2.12962963</text:p>
          </table:table-cell>
          <table:table-cell table:number-columns-repeated="2" office:value-type="float" office:value="228.7222223" calcext:value-type="float">
            <text:p>228.72222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7.4" calcext:value-type="float">
            <text:p>107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67" calcext:value-type="float">
            <text:p>45.67</text:p>
          </table:table-cell>
          <table:table-cell office:value-type="float" office:value="54.07" calcext:value-type="float">
            <text:p>54.0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7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B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753846154" calcext:value-type="float">
            <text:p>1.753846154</text:p>
          </table:table-cell>
          <table:table-cell table:number-columns-repeated="2" office:value-type="float" office:value="226.7723077" calcext:value-type="float">
            <text:p>226.77230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9.3" calcext:value-type="float">
            <text:p>129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2.31" calcext:value-type="float">
            <text:p>42.31</text:p>
          </table:table-cell>
          <table:table-cell office:value-type="float" office:value="53.54" calcext:value-type="float">
            <text:p>53.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9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Hl-L-1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759259259" calcext:value-type="float">
            <text:p>1.759259259</text:p>
          </table:table-cell>
          <table:table-cell table:number-columns-repeated="2" office:value-type="float" office:value="188.9444444" calcext:value-type="float">
            <text:p>188.94444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7.4" calcext:value-type="float">
            <text:p>107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3.33" calcext:value-type="float">
            <text:p>43.33</text:p>
          </table:table-cell>
          <table:table-cell office:value-type="float" office:value="53.75" calcext:value-type="float">
            <text:p>53.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3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Hl-L-2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529411765" calcext:value-type="float">
            <text:p>1.529411765</text:p>
          </table:table-cell>
          <table:table-cell table:number-columns-repeated="2" office:value-type="float" office:value="206.9294118" calcext:value-type="float">
            <text:p>206.92941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35.3" calcext:value-type="float">
            <text:p>13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41" calcext:value-type="float">
            <text:p>47.41</text:p>
          </table:table-cell>
          <table:table-cell office:value-type="float" office:value="54.46" calcext:value-type="float">
            <text:p>54.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9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Hl-L-3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53" calcext:value-type="float">
            <text:p>0.0053</text:p>
          </table:table-cell>
          <table:table-cell office:value-type="float" office:value="1.773584906" calcext:value-type="float">
            <text:p>1.773584906</text:p>
          </table:table-cell>
          <table:table-cell table:number-columns-repeated="2" office:value-type="float" office:value="186.9358491" calcext:value-type="float">
            <text:p>186.93584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5.4" calcext:value-type="float">
            <text:p>10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25" calcext:value-type="float">
            <text:p>46.25</text:p>
          </table:table-cell>
          <table:table-cell office:value-type="float" office:value="55.24" calcext:value-type="float">
            <text:p>55.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9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Hl-L-4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259259259" calcext:value-type="float">
            <text:p>1.259259259</text:p>
          </table:table-cell>
          <table:table-cell table:number-columns-repeated="2" office:value-type="float" office:value="135.2444444" calcext:value-type="float">
            <text:p>135.24444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7.4" calcext:value-type="float">
            <text:p>107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37" calcext:value-type="float">
            <text:p>46.37</text:p>
          </table:table-cell>
          <table:table-cell office:value-type="float" office:value="54.56" calcext:value-type="float">
            <text:p>54.5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Hl-L-5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49" calcext:value-type="float">
            <text:p>0.0049</text:p>
          </table:table-cell>
          <table:table-cell office:value-type="float" office:value="1.734693878" calcext:value-type="float">
            <text:p>1.734693878</text:p>
          </table:table-cell>
          <table:table-cell table:number-columns-repeated="2" office:value-type="float" office:value="169.1326531" calcext:value-type="float">
            <text:p>169.13265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06" calcext:value-type="float">
            <text:p>45.06</text:p>
          </table:table-cell>
          <table:table-cell office:value-type="float" office:value="56.86" calcext:value-type="float">
            <text:p>56.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6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Lr-H-1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098" calcext:value-type="float">
            <text:p>0.0098</text:p>
          </table:table-cell>
          <table:table-cell office:value-type="float" office:value="4.387755102" calcext:value-type="float">
            <text:p>4.387755102</text:p>
          </table:table-cell>
          <table:table-cell table:number-columns-repeated="2" office:value-type="float" office:value="855.6122449" calcext:value-type="float">
            <text:p>855.61224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50.03" calcext:value-type="float">
            <text:p>50.03</text:p>
          </table:table-cell>
          <table:table-cell office:value-type="float" office:value="55.13" calcext:value-type="float">
            <text:p>55.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Lr-H-2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85" calcext:value-type="float">
            <text:p>0.0085</text:p>
          </table:table-cell>
          <table:table-cell office:value-type="float" office:value="4.976470588" calcext:value-type="float">
            <text:p>4.976470588</text:p>
          </table:table-cell>
          <table:table-cell table:number-columns-repeated="2" office:value-type="float" office:value="841.5211764" calcext:value-type="float">
            <text:p>841.52117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9.1" calcext:value-type="float">
            <text:p>169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77" calcext:value-type="float">
            <text:p>47.77</text:p>
          </table:table-cell>
          <table:table-cell office:value-type="float" office:value="54.64" calcext:value-type="float">
            <text:p>54.6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7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r-H-3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97" calcext:value-type="float">
            <text:p>0.0097</text:p>
          </table:table-cell>
          <table:table-cell office:value-type="float" office:value="5.06185567" calcext:value-type="float">
            <text:p>5.06185567</text:p>
          </table:table-cell>
          <table:table-cell table:number-columns-repeated="2" office:value-type="float" office:value="976.9381443" calcext:value-type="float">
            <text:p>976.938144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96" calcext:value-type="float">
            <text:p>49.96</text:p>
          </table:table-cell>
          <table:table-cell office:value-type="float" office:value="55.69" calcext:value-type="float">
            <text:p>55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Lr-H-4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11" calcext:value-type="float">
            <text:p>0.011</text:p>
          </table:table-cell>
          <table:table-cell office:value-type="float" office:value="5.572727273" calcext:value-type="float">
            <text:p>5.572727273</text:p>
          </table:table-cell>
          <table:table-cell table:number-columns-repeated="2" office:value-type="float" office:value="1219.312727" calcext:value-type="float">
            <text:p>1219.3127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8.8" calcext:value-type="float">
            <text:p>218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85" calcext:value-type="float">
            <text:p>49.85</text:p>
          </table:table-cell>
          <table:table-cell office:value-type="float" office:value="59.05" calcext:value-type="float">
            <text:p>59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Lr-H-5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01" calcext:value-type="float">
            <text:p>0.0101</text:p>
          </table:table-cell>
          <table:table-cell office:value-type="float" office:value="5.732673267" calcext:value-type="float">
            <text:p>5.732673267</text:p>
          </table:table-cell>
          <table:table-cell table:number-columns-repeated="2" office:value-type="float" office:value="1151.694059" calcext:value-type="float">
            <text:p>1151.69405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0.9" calcext:value-type="float">
            <text:p>20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" calcext:value-type="float">
            <text:p>49</text:p>
          </table:table-cell>
          <table:table-cell office:value-type="float" office:value="58.48" calcext:value-type="float">
            <text:p>58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a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086" calcext:value-type="float">
            <text:p>0.0086</text:p>
          </table:table-cell>
          <table:table-cell office:value-type="float" office:value="2.38372093" calcext:value-type="float">
            <text:p>2.38372093</text:p>
          </table:table-cell>
          <table:table-cell table:number-columns-repeated="2" office:value-type="float" office:value="407.8546511" calcext:value-type="float">
            <text:p>407.85465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1.1" calcext:value-type="float">
            <text:p>171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53" calcext:value-type="float">
            <text:p>45.53</text:p>
          </table:table-cell>
          <table:table-cell office:value-type="float" office:value="54.48" calcext:value-type="float">
            <text:p>54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4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Ra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94" calcext:value-type="float">
            <text:p>0.0094</text:p>
          </table:table-cell>
          <table:table-cell office:value-type="float" office:value="2.446808511" calcext:value-type="float">
            <text:p>2.446808511</text:p>
          </table:table-cell>
          <table:table-cell table:number-columns-repeated="2" office:value-type="float" office:value="457.5531916" calcext:value-type="float">
            <text:p>457.55319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54" calcext:value-type="float">
            <text:p>44.54</text:p>
          </table:table-cell>
          <table:table-cell office:value-type="float" office:value="56.09" calcext:value-type="float">
            <text:p>56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6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Ra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96" calcext:value-type="float">
            <text:p>0.0096</text:p>
          </table:table-cell>
          <table:table-cell office:value-type="float" office:value="3.041666667" calcext:value-type="float">
            <text:p>3.041666667</text:p>
          </table:table-cell>
          <table:table-cell table:number-columns-repeated="2" office:value-type="float" office:value="580.9583334" calcext:value-type="float">
            <text:p>580.95833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35" calcext:value-type="float">
            <text:p>45.35</text:p>
          </table:table-cell>
          <table:table-cell office:value-type="float" office:value="54.93" calcext:value-type="float">
            <text:p>54.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8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Ra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847619048" calcext:value-type="float">
            <text:p>2.847619048</text:p>
          </table:table-cell>
          <table:table-cell table:number-columns-repeated="2" office:value-type="float" office:value="594.8676191" calcext:value-type="float">
            <text:p>594.867619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8.9" calcext:value-type="float">
            <text:p>208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94" calcext:value-type="float">
            <text:p>44.94</text:p>
          </table:table-cell>
          <table:table-cell office:value-type="float" office:value="53.86" calcext:value-type="float">
            <text:p>53.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6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Ra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307692308" calcext:value-type="float">
            <text:p>2.307692308</text:p>
          </table:table-cell>
          <table:table-cell table:number-columns-repeated="2" office:value-type="float" office:value="477.4615385" calcext:value-type="float">
            <text:p>477.461538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06.9" calcext:value-type="float">
            <text:p>206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46" calcext:value-type="float">
            <text:p>46.46</text:p>
          </table:table-cell>
          <table:table-cell office:value-type="float" office:value="55.98" calcext:value-type="float">
            <text:p>55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7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Rs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666666667" calcext:value-type="float">
            <text:p>2.666666667</text:p>
          </table:table-cell>
          <table:table-cell table:number-columns-repeated="2" office:value-type="float" office:value="461.6000001" calcext:value-type="float">
            <text:p>461.6000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3.1" calcext:value-type="float">
            <text:p>173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76" calcext:value-type="float">
            <text:p>46.76</text:p>
          </table:table-cell>
          <table:table-cell office:value-type="float" office:value="55.9" calcext:value-type="float">
            <text:p>55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4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Rs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103" calcext:value-type="float">
            <text:p>0.0103</text:p>
          </table:table-cell>
          <table:table-cell office:value-type="float" office:value="2.446601942" calcext:value-type="float">
            <text:p>2.446601942</text:p>
          </table:table-cell>
          <table:table-cell table:number-columns-repeated="2" office:value-type="float" office:value="501.3087379" calcext:value-type="float">
            <text:p>501.308737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4.9" calcext:value-type="float">
            <text:p>20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71" calcext:value-type="float">
            <text:p>48.71</text:p>
          </table:table-cell>
          <table:table-cell office:value-type="float" office:value="55.62" calcext:value-type="float">
            <text:p>55.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Rs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094" calcext:value-type="float">
            <text:p>0.0094</text:p>
          </table:table-cell>
          <table:table-cell office:value-type="float" office:value="2.276595745" calcext:value-type="float">
            <text:p>2.276595745</text:p>
          </table:table-cell>
          <table:table-cell table:number-columns-repeated="2" office:value-type="float" office:value="425.7234043" calcext:value-type="float">
            <text:p>425.72340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55" calcext:value-type="float">
            <text:p>48.55</text:p>
          </table:table-cell>
          <table:table-cell office:value-type="float" office:value="55.35" calcext:value-type="float">
            <text:p>55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4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Rs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32173913" calcext:value-type="float">
            <text:p>2.32173913</text:p>
          </table:table-cell>
          <table:table-cell table:number-columns-repeated="2" office:value-type="float" office:value="531.2139129" calcext:value-type="float">
            <text:p>531.2139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8.8" calcext:value-type="float">
            <text:p>228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04" calcext:value-type="float">
            <text:p>48.04</text:p>
          </table:table-cell>
          <table:table-cell office:value-type="float" office:value="54.32" calcext:value-type="float">
            <text:p>54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Rs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" calcext:value-type="float">
            <text:p>0.008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417.9" calcext:value-type="float">
            <text:p>417.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59.2" calcext:value-type="float">
            <text:p>159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57" calcext:value-type="float">
            <text:p>49.57</text:p>
          </table:table-cell>
          <table:table-cell office:value-type="float" office:value="55.66" calcext:value-type="float">
            <text:p>55.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1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R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71" calcext:value-type="float">
            <text:p>0.0071</text:p>
          </table:table-cell>
          <table:table-cell office:value-type="float" office:value="2.915492958" calcext:value-type="float">
            <text:p>2.915492958</text:p>
          </table:table-cell>
          <table:table-cell table:number-columns-repeated="2" office:value-type="float" office:value="411.959155" calcext:value-type="float">
            <text:p>411.9591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1.3" calcext:value-type="float">
            <text:p>141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64" calcext:value-type="float">
            <text:p>44.64</text:p>
          </table:table-cell>
          <table:table-cell office:value-type="float" office:value="53.05" calcext:value-type="float">
            <text:p>53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6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R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079" calcext:value-type="float">
            <text:p>0.0079</text:p>
          </table:table-cell>
          <table:table-cell office:value-type="float" office:value="2.253164557" calcext:value-type="float">
            <text:p>2.253164557</text:p>
          </table:table-cell>
          <table:table-cell table:number-columns-repeated="2" office:value-type="float" office:value="354.1974684" calcext:value-type="float">
            <text:p>354.19746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7.2" calcext:value-type="float">
            <text:p>15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43" calcext:value-type="float">
            <text:p>47.43</text:p>
          </table:table-cell>
          <table:table-cell office:value-type="float" office:value="55.07" calcext:value-type="float">
            <text:p>55.0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8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R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76470588" calcext:value-type="float">
            <text:p>2.676470588</text:p>
          </table:table-cell>
          <table:table-cell table:number-columns-repeated="2" office:value-type="float" office:value="362.1264706" calcext:value-type="float">
            <text:p>362.12647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5.3" calcext:value-type="float">
            <text:p>13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92" calcext:value-type="float">
            <text:p>46.92</text:p>
          </table:table-cell>
          <table:table-cell office:value-type="float" office:value="55" calcext:value-type="float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9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R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76119403" calcext:value-type="float">
            <text:p>2.76119403</text:p>
          </table:table-cell>
          <table:table-cell table:number-columns-repeated="2" office:value-type="float" office:value="368.0671642" calcext:value-type="float">
            <text:p>368.067164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33.3" calcext:value-type="float">
            <text:p>133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47" calcext:value-type="float">
            <text:p>45.47</text:p>
          </table:table-cell>
          <table:table-cell office:value-type="float" office:value="54.88" calcext:value-type="float">
            <text:p>54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R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82" calcext:value-type="float">
            <text:p>0.0082</text:p>
          </table:table-cell>
          <table:table-cell office:value-type="float" office:value="2.243902439" calcext:value-type="float">
            <text:p>2.243902439</text:p>
          </table:table-cell>
          <table:table-cell table:number-columns-repeated="2" office:value-type="float" office:value="365.9804878" calcext:value-type="float">
            <text:p>365.9804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1" calcext:value-type="float">
            <text:p>163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51" calcext:value-type="float">
            <text:p>46.51</text:p>
          </table:table-cell>
          <table:table-cell office:value-type="float" office:value="54.59" calcext:value-type="float">
            <text:p>54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a-H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7826087" calcext:value-type="float">
            <text:p>2.47826087</text:p>
          </table:table-cell>
          <table:table-cell table:number-columns-repeated="2" office:value-type="float" office:value="453.5217392" calcext:value-type="float">
            <text:p>453.52173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9.29" calcext:value-type="float">
            <text:p>49.29</text:p>
          </table:table-cell>
          <table:table-cell office:value-type="float" office:value="54.9" calcext:value-type="float">
            <text:p>54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4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a-H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101" calcext:value-type="float">
            <text:p>0.0101</text:p>
          </table:table-cell>
          <table:table-cell office:value-type="float" office:value="2.227722772" calcext:value-type="float">
            <text:p>2.227722772</text:p>
          </table:table-cell>
          <table:table-cell table:number-columns-repeated="2" office:value-type="float" office:value="447.5495049" calcext:value-type="float">
            <text:p>447.549504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0.9" calcext:value-type="float">
            <text:p>20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16" calcext:value-type="float">
            <text:p>48.16</text:p>
          </table:table-cell>
          <table:table-cell office:value-type="float" office:value="59.13" calcext:value-type="float">
            <text:p>59.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5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a-H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098" calcext:value-type="float">
            <text:p>0.0098</text:p>
          </table:table-cell>
          <table:table-cell office:value-type="float" office:value="2.316326531" calcext:value-type="float">
            <text:p>2.316326531</text:p>
          </table:table-cell>
          <table:table-cell table:number-columns-repeated="2" office:value-type="float" office:value="451.6836735" calcext:value-type="float">
            <text:p>451.68367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29" calcext:value-type="float">
            <text:p>47.29</text:p>
          </table:table-cell>
          <table:table-cell office:value-type="float" office:value="54.52" calcext:value-type="float">
            <text:p>54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a-H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091" calcext:value-type="float">
            <text:p>0.0091</text:p>
          </table:table-cell>
          <table:table-cell office:value-type="float" office:value="2.549450549" calcext:value-type="float">
            <text:p>2.549450549</text:p>
          </table:table-cell>
          <table:table-cell table:number-columns-repeated="2" office:value-type="float" office:value="461.4505494" calcext:value-type="float">
            <text:p>461.45054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50.56" calcext:value-type="float">
            <text:p>50.56</text:p>
          </table:table-cell>
          <table:table-cell office:value-type="float" office:value="55.49" calcext:value-type="float">
            <text:p>55.4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a-H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93" calcext:value-type="float">
            <text:p>0.0093</text:p>
          </table:table-cell>
          <table:table-cell office:value-type="float" office:value="2.505376344" calcext:value-type="float">
            <text:p>2.505376344</text:p>
          </table:table-cell>
          <table:table-cell table:number-columns-repeated="2" office:value-type="float" office:value="463.4946236" calcext:value-type="float">
            <text:p>463.49462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71" calcext:value-type="float">
            <text:p>47.71</text:p>
          </table:table-cell>
          <table:table-cell office:value-type="float" office:value="56.59" calcext:value-type="float">
            <text:p>56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6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Sa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143" calcext:value-type="float">
            <text:p>0.0143</text:p>
          </table:table-cell>
          <table:table-cell office:value-type="float" office:value="1.79020979" calcext:value-type="float">
            <text:p>1.79020979</text:p>
          </table:table-cell>
          <table:table-cell table:number-columns-repeated="2" office:value-type="float" office:value="509.3146853" calcext:value-type="float">
            <text:p>509.31468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4.5" calcext:value-type="float">
            <text:p>284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31" calcext:value-type="float">
            <text:p>46.31</text:p>
          </table:table-cell>
          <table:table-cell office:value-type="float" office:value="50.97" calcext:value-type="float">
            <text:p>50.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9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a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06" calcext:value-type="float">
            <text:p>0.0106</text:p>
          </table:table-cell>
          <table:table-cell office:value-type="float" office:value="2.29245283" calcext:value-type="float">
            <text:p>2.29245283</text:p>
          </table:table-cell>
          <table:table-cell table:number-columns-repeated="2" office:value-type="float" office:value="483.4783018" calcext:value-type="float">
            <text:p>483.47830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0.9" calcext:value-type="float">
            <text:p>21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2.74" calcext:value-type="float">
            <text:p>42.74</text:p>
          </table:table-cell>
          <table:table-cell office:value-type="float" office:value="54.04" calcext:value-type="float">
            <text:p>54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7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a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439.6625" calcext:value-type="float">
            <text:p>439.66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6.9" calcext:value-type="float">
            <text:p>206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14" calcext:value-type="float">
            <text:p>47.14</text:p>
          </table:table-cell>
          <table:table-cell office:value-type="float" office:value="55.66" calcext:value-type="float">
            <text:p>55.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a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134" calcext:value-type="float">
            <text:p>0.0134</text:p>
          </table:table-cell>
          <table:table-cell office:value-type="float" office:value="1.813432836" calcext:value-type="float">
            <text:p>1.813432836</text:p>
          </table:table-cell>
          <table:table-cell table:number-columns-repeated="2" office:value-type="float" office:value="483.4611941" calcext:value-type="float">
            <text:p>483.46119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6.6" calcext:value-type="float">
            <text:p>266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66" calcext:value-type="float">
            <text:p>46.66</text:p>
          </table:table-cell>
          <table:table-cell office:value-type="float" office:value="54.45" calcext:value-type="float">
            <text:p>54.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a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19" calcext:value-type="float">
            <text:p>0.0119</text:p>
          </table:table-cell>
          <table:table-cell office:value-type="float" office:value="1.949579832" calcext:value-type="float">
            <text:p>1.949579832</text:p>
          </table:table-cell>
          <table:table-cell table:number-columns-repeated="2" office:value-type="float" office:value="461.4655462" calcext:value-type="float">
            <text:p>461.46554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6.7" calcext:value-type="float">
            <text:p>236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5.01" calcext:value-type="float">
            <text:p>45.01</text:p>
          </table:table-cell>
          <table:table-cell office:value-type="float" office:value="54.13" calcext:value-type="float">
            <text:p>54.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c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079" calcext:value-type="float">
            <text:p>0.0079</text:p>
          </table:table-cell>
          <table:table-cell office:value-type="float" office:value="2.392405063" calcext:value-type="float">
            <text:p>2.392405063</text:p>
          </table:table-cell>
          <table:table-cell table:number-columns-repeated="2" office:value-type="float" office:value="376.0860759" calcext:value-type="float">
            <text:p>376.086075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7.2" calcext:value-type="float">
            <text:p>15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85" calcext:value-type="float">
            <text:p>46.85</text:p>
          </table:table-cell>
          <table:table-cell office:value-type="float" office:value="54.84" calcext:value-type="float">
            <text:p>54.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5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c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289473684" calcext:value-type="float">
            <text:p>3.289473684</text:p>
          </table:table-cell>
          <table:table-cell table:number-columns-repeated="2" office:value-type="float" office:value="497.368421" calcext:value-type="float">
            <text:p>497.3684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1.2" calcext:value-type="float">
            <text:p>151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33" calcext:value-type="float">
            <text:p>46.33</text:p>
          </table:table-cell>
          <table:table-cell office:value-type="float" office:value="54.88" calcext:value-type="float">
            <text:p>54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Sc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2.452054795" calcext:value-type="float">
            <text:p>2.452054795</text:p>
          </table:table-cell>
          <table:table-cell table:number-columns-repeated="2" office:value-type="float" office:value="356.0383562" calcext:value-type="float">
            <text:p>356.038356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5.2" calcext:value-type="float">
            <text:p>14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29" calcext:value-type="float">
            <text:p>47.29</text:p>
          </table:table-cell>
          <table:table-cell office:value-type="float" office:value="55.26" calcext:value-type="float">
            <text:p>55.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c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609195402" calcext:value-type="float">
            <text:p>2.609195402</text:p>
          </table:table-cell>
          <table:table-cell table:number-columns-repeated="2" office:value-type="float" office:value="451.6517241" calcext:value-type="float">
            <text:p>451.651724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3.1" calcext:value-type="float">
            <text:p>173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017" calcext:value-type="float">
            <text:p>47.017</text:p>
          </table:table-cell>
          <table:table-cell office:value-type="float" office:value="55.16" calcext:value-type="float">
            <text:p>55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8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c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081" calcext:value-type="float">
            <text:p>0.0081</text:p>
          </table:table-cell>
          <table:table-cell office:value-type="float" office:value="2.75308642" calcext:value-type="float">
            <text:p>2.75308642</text:p>
          </table:table-cell>
          <table:table-cell table:number-columns-repeated="2" office:value-type="float" office:value="443.5222223" calcext:value-type="float">
            <text:p>443.52222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1.1" calcext:value-type="float">
            <text:p>161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4.91" calcext:value-type="float">
            <text:p>44.91</text:p>
          </table:table-cell>
          <table:table-cell office:value-type="float" office:value="53.55" calcext:value-type="float">
            <text:p>53.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Xg-H-1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08823529" calcext:value-type="float">
            <text:p>2.808823529</text:p>
          </table:table-cell>
          <table:table-cell table:number-columns-repeated="2" office:value-type="float" office:value="380.0338235" calcext:value-type="float">
            <text:p>380.03382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5.3" calcext:value-type="float">
            <text:p>13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53" calcext:value-type="float">
            <text:p>47.53</text:p>
          </table:table-cell>
          <table:table-cell office:value-type="float" office:value="53.51" calcext:value-type="float">
            <text:p>53.5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Xg-H-2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4.146341463" calcext:value-type="float">
            <text:p>4.146341463</text:p>
          </table:table-cell>
          <table:table-cell table:number-columns-repeated="2" office:value-type="float" office:value="676.2682926" calcext:value-type="float">
            <text:p>676.26829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63.1" calcext:value-type="float">
            <text:p>163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7.63" calcext:value-type="float">
            <text:p>47.63</text:p>
          </table:table-cell>
          <table:table-cell office:value-type="float" office:value="55.83" calcext:value-type="float">
            <text:p>55.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8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Xg-H-3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071" calcext:value-type="float">
            <text:p>0.0071</text:p>
          </table:table-cell>
          <table:table-cell office:value-type="float" office:value="3.211267606" calcext:value-type="float">
            <text:p>3.211267606</text:p>
          </table:table-cell>
          <table:table-cell table:number-columns-repeated="2" office:value-type="float" office:value="453.7521127" calcext:value-type="float">
            <text:p>453.75211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1.3" calcext:value-type="float">
            <text:p>141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8.1" calcext:value-type="float">
            <text:p>48.1</text:p>
          </table:table-cell>
          <table:table-cell office:value-type="float" office:value="55.7" calcext:value-type="float">
            <text:p>55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Xg-H-4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126" calcext:value-type="float">
            <text:p>0.0126</text:p>
          </table:table-cell>
          <table:table-cell office:value-type="float" office:value="4.523809524" calcext:value-type="float">
            <text:p>4.523809524</text:p>
          </table:table-cell>
          <table:table-cell table:number-columns-repeated="2" office:value-type="float" office:value="1134.119048" calcext:value-type="float">
            <text:p>1134.1190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0.7" calcext:value-type="float">
            <text:p>250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75" calcext:value-type="float">
            <text:p>46.75</text:p>
          </table:table-cell>
          <table:table-cell office:value-type="float" office:value="54.35" calcext:value-type="float">
            <text:p>54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7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Xg-H-5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09" calcext:value-type="float">
            <text:p>0.0109</text:p>
          </table:table-cell>
          <table:table-cell office:value-type="float" office:value="3.52293578" calcext:value-type="float">
            <text:p>3.52293578</text:p>
          </table:table-cell>
          <table:table-cell table:number-columns-repeated="2" office:value-type="float" office:value="763.7724771" calcext:value-type="float">
            <text:p>763.77247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.8" calcext:value-type="float">
            <text:p>216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e</text:p>
          </table:table-cell>
          <table:table-cell office:value-type="float" office:value="46.59" calcext:value-type="float">
            <text:p>46.59</text:p>
          </table:table-cell>
          <table:table-cell office:value-type="float" office:value="53.4" calcext:value-type="float">
            <text:p>53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Aa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5" calcext:value-type="float">
            <text:p>0.005</text:p>
          </table:table-cell>
          <table:table-cell office:value-type="float" office:value="1.905" calcext:value-type="float">
            <text:p>1.905</text:p>
          </table:table-cell>
          <table:table-cell office:value-type="float" office:value="210.94" calcext:value-type="float">
            <text:p>210.94</text:p>
          </table:table-cell>
          <table:table-cell office:value-type="float" office:value="256.71" calcext:value-type="float">
            <text:p>256.7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9.5" calcext:value-type="float">
            <text:p>99.5</text:p>
          </table:table-cell>
          <table:table-cell office:value-type="float" office:value="88.60465116" calcext:value-type="float">
            <text:p>88.60465116</text:p>
          </table:table-cell>
          <table:table-cell office:value-type="string" calcext:value-type="string">
            <text:p>Tree</text:p>
          </table:table-cell>
          <table:table-cell office:value-type="float" office:value="48.48" calcext:value-type="float">
            <text:p>48.48</text:p>
          </table:table-cell>
          <table:table-cell office:value-type="float" office:value="55.91" calcext:value-type="float">
            <text:p>55.9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5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Aa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1.695652174" calcext:value-type="float">
            <text:p>1.695652174</text:p>
          </table:table-cell>
          <table:table-cell office:value-type="float" office:value="155.1521739" calcext:value-type="float">
            <text:p>155.1521739</text:p>
          </table:table-cell>
          <table:table-cell office:value-type="float" office:value="232.7896551" calcext:value-type="float">
            <text:p>232.78965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1.5" calcext:value-type="float">
            <text:p>91.5</text:p>
          </table:table-cell>
          <table:table-cell office:value-type="float" office:value="84.05797103" calcext:value-type="float">
            <text:p>84.05797103</text:p>
          </table:table-cell>
          <table:table-cell office:value-type="string" calcext:value-type="string">
            <text:p>Tree</text:p>
          </table:table-cell>
          <table:table-cell office:value-type="float" office:value="50.1" calcext:value-type="float">
            <text:p>50.1</text:p>
          </table:table-cell>
          <table:table-cell office:value-type="float" office:value="57.97" calcext:value-type="float">
            <text:p>57.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Aa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481481481" calcext:value-type="float">
            <text:p>1.481481481</text:p>
          </table:table-cell>
          <table:table-cell office:value-type="float" office:value="159.1111111" calcext:value-type="float">
            <text:p>159.1111111</text:p>
          </table:table-cell>
          <table:table-cell office:value-type="float" office:value="220.7093023" calcext:value-type="float">
            <text:p>220.70930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7.4" calcext:value-type="float">
            <text:p>107.4</text:p>
          </table:table-cell>
          <table:table-cell office:value-type="float" office:value="57.39072404" calcext:value-type="float">
            <text:p>57.39072404</text:p>
          </table:table-cell>
          <table:table-cell office:value-type="string" calcext:value-type="string">
            <text:p>Tree</text:p>
          </table:table-cell>
          <table:table-cell office:value-type="float" office:value="50.59" calcext:value-type="float">
            <text:p>50.59</text:p>
          </table:table-cell>
          <table:table-cell office:value-type="float" office:value="56.58" calcext:value-type="float">
            <text:p>56.5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3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Aa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56" calcext:value-type="float">
            <text:p>0.005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75.0571428" calcext:value-type="float">
            <text:p>175.0571428</text:p>
          </table:table-cell>
          <table:table-cell office:value-type="float" office:value="200.8566037" calcext:value-type="float">
            <text:p>200.85660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1.4" calcext:value-type="float">
            <text:p>111.4</text:p>
          </table:table-cell>
          <table:table-cell office:value-type="float" office:value="82.46110325" calcext:value-type="float">
            <text:p>82.46110325</text:p>
          </table:table-cell>
          <table:table-cell office:value-type="string" calcext:value-type="string">
            <text:p>Tree</text:p>
          </table:table-cell>
          <table:table-cell office:value-type="float" office:value="51.47" calcext:value-type="float">
            <text:p>51.47</text:p>
          </table:table-cell>
          <table:table-cell office:value-type="float" office:value="58.3" calcext:value-type="float">
            <text:p>58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a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1.436363636" calcext:value-type="float">
            <text:p>1.436363636</text:p>
          </table:table-cell>
          <table:table-cell office:value-type="float" office:value="157.1381818" calcext:value-type="float">
            <text:p>157.1381818</text:p>
          </table:table-cell>
          <table:table-cell office:value-type="float" office:value="252.73" calcext:value-type="float">
            <text:p>252.7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9.4" calcext:value-type="float">
            <text:p>109.4</text:p>
          </table:table-cell>
          <table:table-cell office:value-type="float" office:value="67.85969933" calcext:value-type="float">
            <text:p>67.85969933</text:p>
          </table:table-cell>
          <table:table-cell office:value-type="string" calcext:value-type="string">
            <text:p>Tree</text:p>
          </table:table-cell>
          <table:table-cell office:value-type="float" office:value="50.06" calcext:value-type="float">
            <text:p>50.06</text:p>
          </table:table-cell>
          <table:table-cell office:value-type="float" office:value="56.45" calcext:value-type="float">
            <text:p>56.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2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Ac-L-1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53" calcext:value-type="float">
            <text:p>0.0053</text:p>
          </table:table-cell>
          <table:table-cell office:value-type="float" office:value="1.754716981" calcext:value-type="float">
            <text:p>1.754716981</text:p>
          </table:table-cell>
          <table:table-cell office:value-type="float" office:value="184.9471698" calcext:value-type="float">
            <text:p>184.9471698</text:p>
          </table:table-cell>
          <table:table-cell office:value-type="float" office:value="260.5444445" calcext:value-type="float">
            <text:p>260.54444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.4" calcext:value-type="float">
            <text:p>105.4</text:p>
          </table:table-cell>
          <table:table-cell office:value-type="float" office:value="72.33184502" calcext:value-type="float">
            <text:p>72.33184502</text:p>
          </table:table-cell>
          <table:table-cell office:value-type="string" calcext:value-type="string">
            <text:p>Tree</text:p>
          </table:table-cell>
          <table:table-cell office:value-type="float" office:value="48.16" calcext:value-type="float">
            <text:p>48.16</text:p>
          </table:table-cell>
          <table:table-cell office:value-type="float" office:value="52.153" calcext:value-type="float">
            <text:p>52.15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Ac-L-2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9" calcext:value-type="float">
            <text:p>0.0069</text:p>
          </table:table-cell>
          <table:table-cell office:value-type="float" office:value="1.52173913" calcext:value-type="float">
            <text:p>1.52173913</text:p>
          </table:table-cell>
          <table:table-cell office:value-type="float" office:value="208.9347825" calcext:value-type="float">
            <text:p>208.9347825</text:p>
          </table:table-cell>
          <table:table-cell office:value-type="float" office:value="284.5142857" calcext:value-type="float">
            <text:p>284.51428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7.3" calcext:value-type="float">
            <text:p>137.3</text:p>
          </table:table-cell>
          <table:table-cell office:value-type="float" office:value="81.93979931" calcext:value-type="float">
            <text:p>81.93979931</text:p>
          </table:table-cell>
          <table:table-cell office:value-type="string" calcext:value-type="string">
            <text:p>Tree</text:p>
          </table:table-cell>
          <table:table-cell office:value-type="float" office:value="49.39" calcext:value-type="float">
            <text:p>49.39</text:p>
          </table:table-cell>
          <table:table-cell office:value-type="float" office:value="58.57" calcext:value-type="float">
            <text:p>58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4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Ac-L-3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77" calcext:value-type="float">
            <text:p>0.0077</text:p>
          </table:table-cell>
          <table:table-cell office:value-type="float" office:value="1.116883117" calcext:value-type="float">
            <text:p>1.116883117</text:p>
          </table:table-cell>
          <table:table-cell office:value-type="float" office:value="171.1064935" calcext:value-type="float">
            <text:p>171.1064935</text:p>
          </table:table-cell>
          <table:table-cell office:value-type="float" office:value="254.6447059" calcext:value-type="float">
            <text:p>254.644705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3.2" calcext:value-type="float">
            <text:p>153.2</text:p>
          </table:table-cell>
          <table:table-cell office:value-type="float" office:value="74.16801949" calcext:value-type="float">
            <text:p>74.16801949</text:p>
          </table:table-cell>
          <table:table-cell office:value-type="string" calcext:value-type="string">
            <text:p>Tree</text:p>
          </table:table-cell>
          <table:table-cell office:value-type="float" office:value="50.8" calcext:value-type="float">
            <text:p>50.8</text:p>
          </table:table-cell>
          <table:table-cell office:value-type="float" office:value="58.27" calcext:value-type="float">
            <text:p>58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Ac-L-4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2" calcext:value-type="float">
            <text:p>0.0062</text:p>
          </table:table-cell>
          <table:table-cell office:value-type="float" office:value="1.741935484" calcext:value-type="float">
            <text:p>1.741935484</text:p>
          </table:table-cell>
          <table:table-cell office:value-type="float" office:value="214.7806452" calcext:value-type="float">
            <text:p>214.7806452</text:p>
          </table:table-cell>
          <table:table-cell office:value-type="float" office:value="350.1611941" calcext:value-type="float">
            <text:p>350.16119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.3" calcext:value-type="float">
            <text:p>123.3</text:p>
          </table:table-cell>
          <table:table-cell office:value-type="float" office:value="66.31231671" calcext:value-type="float">
            <text:p>66.31231671</text:p>
          </table:table-cell>
          <table:table-cell office:value-type="string" calcext:value-type="string">
            <text:p>Tree</text:p>
          </table:table-cell>
          <table:table-cell office:value-type="float" office:value="47.06" calcext:value-type="float">
            <text:p>47.06</text:p>
          </table:table-cell>
          <table:table-cell office:value-type="float" office:value="53.157" calcext:value-type="float">
            <text:p>53.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5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Ac-L-5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2" calcext:value-type="float">
            <text:p>0.0052</text:p>
          </table:table-cell>
          <table:table-cell office:value-type="float" office:value="1.653846154" calcext:value-type="float">
            <text:p>1.653846154</text:p>
          </table:table-cell>
          <table:table-cell office:value-type="float" office:value="171.1730769" calcext:value-type="float">
            <text:p>171.1730769</text:p>
          </table:table-cell>
          <table:table-cell office:value-type="float" office:value="312.3027028" calcext:value-type="float">
            <text:p>312.30270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3.5" calcext:value-type="float">
            <text:p>103.5</text:p>
          </table:table-cell>
          <table:table-cell office:value-type="float" office:value="77.95198431" calcext:value-type="float">
            <text:p>77.95198431</text:p>
          </table:table-cell>
          <table:table-cell office:value-type="string" calcext:value-type="string">
            <text:p>Tree</text:p>
          </table:table-cell>
          <table:table-cell office:value-type="float" office:value="48.76" calcext:value-type="float">
            <text:p>48.76</text:p>
          </table:table-cell>
          <table:table-cell office:value-type="float" office:value="56.4" calcext:value-type="float">
            <text:p>56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2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Ai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2" calcext:value-type="float">
            <text:p>0.0032</text:p>
          </table:table-cell>
          <table:table-cell office:value-type="float" office:value="4.625" calcext:value-type="float">
            <text:p>4.625</text:p>
          </table:table-cell>
          <table:table-cell office:value-type="float" office:value="294.6125" calcext:value-type="float">
            <text:p>294.6125</text:p>
          </table:table-cell>
          <table:table-cell office:value-type="float" office:value="371.9964286" calcext:value-type="float">
            <text:p>371.99642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3.7" calcext:value-type="float">
            <text:p>63.7</text:p>
          </table:table-cell>
          <table:table-cell office:value-type="float" office:value="69.25133689" calcext:value-type="float">
            <text:p>69.25133689</text:p>
          </table:table-cell>
          <table:table-cell office:value-type="string" calcext:value-type="string">
            <text:p>Tree</text:p>
          </table:table-cell>
          <table:table-cell office:value-type="float" office:value="45.99" calcext:value-type="float">
            <text:p>45.99</text:p>
          </table:table-cell>
          <table:table-cell office:value-type="float" office:value="51.7" calcext:value-type="float">
            <text:p>51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Ai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3.391304348" calcext:value-type="float">
            <text:p>3.391304348</text:p>
          </table:table-cell>
          <table:table-cell office:value-type="float" office:value="310.3043478" calcext:value-type="float">
            <text:p>310.3043478</text:p>
          </table:table-cell>
          <table:table-cell office:value-type="float" office:value="499.1477273" calcext:value-type="float">
            <text:p>499.147727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1.5" calcext:value-type="float">
            <text:p>91.5</text:p>
          </table:table-cell>
          <table:table-cell office:value-type="float" office:value="59.44915988" calcext:value-type="float">
            <text:p>59.44915988</text:p>
          </table:table-cell>
          <table:table-cell office:value-type="string" calcext:value-type="string">
            <text:p>Tree</text:p>
          </table:table-cell>
          <table:table-cell office:value-type="float" office:value="48.46" calcext:value-type="float">
            <text:p>48.46</text:p>
          </table:table-cell>
          <table:table-cell office:value-type="float" office:value="54.01" calcext:value-type="float">
            <text:p>54.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1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Ai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35" calcext:value-type="float">
            <text:p>0.0035</text:p>
          </table:table-cell>
          <table:table-cell office:value-type="float" office:value="4.028571429" calcext:value-type="float">
            <text:p>4.028571429</text:p>
          </table:table-cell>
          <table:table-cell office:value-type="float" office:value="280.3885715" calcext:value-type="float">
            <text:p>280.3885715</text:p>
          </table:table-cell>
          <table:table-cell office:value-type="float" office:value="385.8444445" calcext:value-type="float">
            <text:p>385.84444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9.6" calcext:value-type="float">
            <text:p>69.6</text:p>
          </table:table-cell>
          <table:table-cell office:value-type="float" office:value="74.75699559" calcext:value-type="float">
            <text:p>74.75699559</text:p>
          </table:table-cell>
          <table:table-cell office:value-type="string" calcext:value-type="string">
            <text:p>Tree</text:p>
          </table:table-cell>
          <table:table-cell office:value-type="float" office:value="45.76" calcext:value-type="float">
            <text:p>45.76</text:p>
          </table:table-cell>
          <table:table-cell office:value-type="float" office:value="51.27" calcext:value-type="float">
            <text:p>51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5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Ai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042" calcext:value-type="float">
            <text:p>0.0042</text:p>
          </table:table-cell>
          <table:table-cell office:value-type="float" office:value="4.452380952" calcext:value-type="float">
            <text:p>4.452380952</text:p>
          </table:table-cell>
          <table:table-cell office:value-type="float" office:value="372.2190476" calcext:value-type="float">
            <text:p>372.2190476</text:p>
          </table:table-cell>
          <table:table-cell office:value-type="float" office:value="375.9567567" calcext:value-type="float">
            <text:p>375.95675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3.6" calcext:value-type="float">
            <text:p>83.6</text:p>
          </table:table-cell>
          <table:table-cell office:value-type="float" office:value="87.16301335" calcext:value-type="float">
            <text:p>87.16301335</text:p>
          </table:table-cell>
          <table:table-cell office:value-type="string" calcext:value-type="string">
            <text:p>Tree</text:p>
          </table:table-cell>
          <table:table-cell office:value-type="float" office:value="47.54" calcext:value-type="float">
            <text:p>47.54</text:p>
          </table:table-cell>
          <table:table-cell office:value-type="float" office:value="53.22" calcext:value-type="float">
            <text:p>53.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3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Ai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059" calcext:value-type="float">
            <text:p>0.0059</text:p>
          </table:table-cell>
          <table:table-cell office:value-type="float" office:value="3.322033898" calcext:value-type="float">
            <text:p>3.322033898</text:p>
          </table:table-cell>
          <table:table-cell office:value-type="float" office:value="390.0067796" calcext:value-type="float">
            <text:p>390.0067796</text:p>
          </table:table-cell>
          <table:table-cell office:value-type="float" office:value="493.2444445" calcext:value-type="float">
            <text:p>493.24444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7.4" calcext:value-type="float">
            <text:p>117.4</text:p>
          </table:table-cell>
          <table:table-cell office:value-type="float" office:value="84.39037724" calcext:value-type="float">
            <text:p>84.39037724</text:p>
          </table:table-cell>
          <table:table-cell office:value-type="string" calcext:value-type="string">
            <text:p>Tree</text:p>
          </table:table-cell>
          <table:table-cell office:value-type="float" office:value="46.91" calcext:value-type="float">
            <text:p>46.91</text:p>
          </table:table-cell>
          <table:table-cell office:value-type="float" office:value="52.16" calcext:value-type="float">
            <text:p>52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Am-H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67" calcext:value-type="float">
            <text:p>0.0067</text:p>
          </table:table-cell>
          <table:table-cell office:value-type="float" office:value="1.47761194" calcext:value-type="float">
            <text:p>1.47761194</text:p>
          </table:table-cell>
          <table:table-cell office:value-type="float" office:value="196.9656716" calcext:value-type="float">
            <text:p>196.9656716</text:p>
          </table:table-cell>
          <table:table-cell office:value-type="float" office:value="356.0383562" calcext:value-type="float">
            <text:p>356.03835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3.3" calcext:value-type="float">
            <text:p>133.3</text:p>
          </table:table-cell>
          <table:table-cell office:value-type="float" office:value="60.26015173" calcext:value-type="float">
            <text:p>60.26015173</text:p>
          </table:table-cell>
          <table:table-cell office:value-type="string" calcext:value-type="string">
            <text:p>Tree</text:p>
          </table:table-cell>
          <table:table-cell office:value-type="float" office:value="50.1" calcext:value-type="float">
            <text:p>50.1</text:p>
          </table:table-cell>
          <table:table-cell office:value-type="float" office:value="55" calcext:value-type="float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4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Am-H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72" calcext:value-type="float">
            <text:p>0.0072</text:p>
          </table:table-cell>
          <table:table-cell office:value-type="float" office:value="1.805555556" calcext:value-type="float">
            <text:p>1.805555556</text:p>
          </table:table-cell>
          <table:table-cell office:value-type="float" office:value="258.5555556" calcext:value-type="float">
            <text:p>258.5555556</text:p>
          </table:table-cell>
          <table:table-cell office:value-type="float" office:value="352.161039" calcext:value-type="float">
            <text:p>352.1610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3.2" calcext:value-type="float">
            <text:p>143.2</text:p>
          </table:table-cell>
          <table:table-cell office:value-type="float" office:value="78.54676712" calcext:value-type="float">
            <text:p>78.54676712</text:p>
          </table:table-cell>
          <table:table-cell office:value-type="string" calcext:value-type="string">
            <text:p>Tree</text:p>
          </table:table-cell>
          <table:table-cell office:value-type="float" office:value="48.25" calcext:value-type="float">
            <text:p>48.25</text:p>
          </table:table-cell>
          <table:table-cell office:value-type="float" office:value="54.51" calcext:value-type="float">
            <text:p>54.5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Am-H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69" calcext:value-type="float">
            <text:p>0.0069</text:p>
          </table:table-cell>
          <table:table-cell office:value-type="float" office:value="1.652173913" calcext:value-type="float">
            <text:p>1.652173913</text:p>
          </table:table-cell>
          <table:table-cell office:value-type="float" office:value="226.8434783" calcext:value-type="float">
            <text:p>226.8434783</text:p>
          </table:table-cell>
          <table:table-cell office:value-type="float" office:value="366.1333334" calcext:value-type="float">
            <text:p>366.13333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7.3" calcext:value-type="float">
            <text:p>137.3</text:p>
          </table:table-cell>
          <table:table-cell office:value-type="float" office:value="61.95652173" calcext:value-type="float">
            <text:p>61.95652173</text:p>
          </table:table-cell>
          <table:table-cell office:value-type="string" calcext:value-type="string">
            <text:p>Tree</text:p>
          </table:table-cell>
          <table:table-cell office:value-type="float" office:value="49.84" calcext:value-type="float">
            <text:p>49.84</text:p>
          </table:table-cell>
          <table:table-cell office:value-type="float" office:value="59.9" calcext:value-type="float">
            <text:p>59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8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Am-H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859375" calcext:value-type="float">
            <text:p>1.859375</text:p>
          </table:table-cell>
          <table:table-cell office:value-type="float" office:value="236.6984375" calcext:value-type="float">
            <text:p>236.6984375</text:p>
          </table:table-cell>
          <table:table-cell office:value-type="float" office:value="346.26" calcext:value-type="float">
            <text:p>346.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27.3" calcext:value-type="float">
            <text:p>127.3</text:p>
          </table:table-cell>
          <table:table-cell office:value-type="float" office:value="85.48850575" calcext:value-type="float">
            <text:p>85.48850575</text:p>
          </table:table-cell>
          <table:table-cell office:value-type="string" calcext:value-type="string">
            <text:p>Tree</text:p>
          </table:table-cell>
          <table:table-cell office:value-type="float" office:value="50.1" calcext:value-type="float">
            <text:p>50.1</text:p>
          </table:table-cell>
          <table:table-cell office:value-type="float" office:value="55.29" calcext:value-type="float">
            <text:p>55.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6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Am-H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333333333" calcext:value-type="float">
            <text:p>1.333333333</text:p>
          </table:table-cell>
          <table:table-cell office:value-type="float" office:value="167.0666666" calcext:value-type="float">
            <text:p>167.0666666</text:p>
          </table:table-cell>
          <table:table-cell office:value-type="float" office:value="298.4782608" calcext:value-type="float">
            <text:p>298.478260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5.3" calcext:value-type="float">
            <text:p>125.3</text:p>
          </table:table-cell>
          <table:table-cell office:value-type="float" office:value="61.33333333" calcext:value-type="float">
            <text:p>61.33333333</text:p>
          </table:table-cell>
          <table:table-cell office:value-type="string" calcext:value-type="string">
            <text:p>Tree</text:p>
          </table:table-cell>
          <table:table-cell office:value-type="float" office:value="48.73" calcext:value-type="float">
            <text:p>48.73</text:p>
          </table:table-cell>
          <table:table-cell office:value-type="float" office:value="53.37" calcext:value-type="float">
            <text:p>53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9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Am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953846154" calcext:value-type="float">
            <text:p>1.953846154</text:p>
          </table:table-cell>
          <table:table-cell office:value-type="float" office:value="252.6323077" calcext:value-type="float">
            <text:p>252.6323077</text:p>
          </table:table-cell>
          <table:table-cell office:value-type="float" office:value="344.1297298" calcext:value-type="float">
            <text:p>344.129729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9.3" calcext:value-type="float">
            <text:p>129.3</text:p>
          </table:table-cell>
          <table:table-cell office:value-type="float" office:value="83.57492219" calcext:value-type="float">
            <text:p>83.57492219</text:p>
          </table:table-cell>
          <table:table-cell office:value-type="string" calcext:value-type="string">
            <text:p>Tree</text:p>
          </table:table-cell>
          <table:table-cell office:value-type="float" office:value="48.53" calcext:value-type="float">
            <text:p>48.53</text:p>
          </table:table-cell>
          <table:table-cell office:value-type="float" office:value="55.21" calcext:value-type="float">
            <text:p>55.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Am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56" calcext:value-type="float">
            <text:p>0.0056</text:p>
          </table:table-cell>
          <table:table-cell office:value-type="float" office:value="1.294736842" calcext:value-type="float">
            <text:p>1.294736842</text:p>
          </table:table-cell>
          <table:table-cell office:value-type="float" office:value="208.875" calcext:value-type="float">
            <text:p>208.875</text:p>
          </table:table-cell>
          <table:table-cell office:value-type="float" office:value="292.4526315" calcext:value-type="float">
            <text:p>292.45263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11.4" calcext:value-type="float">
            <text:p>111.4</text:p>
          </table:table-cell>
          <table:table-cell office:value-type="float" office:value="66.93877553" calcext:value-type="float">
            <text:p>66.93877553</text:p>
          </table:table-cell>
          <table:table-cell office:value-type="string" calcext:value-type="string">
            <text:p>Tree</text:p>
          </table:table-cell>
          <table:table-cell office:value-type="float" office:value="48.41" calcext:value-type="float">
            <text:p>48.41</text:p>
          </table:table-cell>
          <table:table-cell office:value-type="float" office:value="54.88" calcext:value-type="float">
            <text:p>54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9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Am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74" calcext:value-type="float">
            <text:p>0.0074</text:p>
          </table:table-cell>
          <table:table-cell office:value-type="float" office:value="1.391891892" calcext:value-type="float">
            <text:p>1.391891892</text:p>
          </table:table-cell>
          <table:table-cell office:value-type="float" office:value="204.8864865" calcext:value-type="float">
            <text:p>204.8864865</text:p>
          </table:table-cell>
          <table:table-cell office:value-type="float" office:value="350.075" calcext:value-type="float">
            <text:p>350.0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7.2" calcext:value-type="float">
            <text:p>147.2</text:p>
          </table:table-cell>
          <table:table-cell office:value-type="float" office:value="50.61425062" calcext:value-type="float">
            <text:p>50.61425062</text:p>
          </table:table-cell>
          <table:table-cell office:value-type="string" calcext:value-type="string">
            <text:p>Tree</text:p>
          </table:table-cell>
          <table:table-cell office:value-type="float" office:value="48.39" calcext:value-type="float">
            <text:p>48.39</text:p>
          </table:table-cell>
          <table:table-cell office:value-type="float" office:value="53.648" calcext:value-type="float">
            <text:p>53.6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9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Am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786885246" calcext:value-type="float">
            <text:p>1.786885246</text:p>
          </table:table-cell>
          <table:table-cell office:value-type="float" office:value="216.9278689" calcext:value-type="float">
            <text:p>216.9278689</text:p>
          </table:table-cell>
          <table:table-cell office:value-type="float" office:value="298.4782608" calcext:value-type="float">
            <text:p>298.47826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1.4" calcext:value-type="float">
            <text:p>121.4</text:p>
          </table:table-cell>
          <table:table-cell office:value-type="float" office:value="82.19672133" calcext:value-type="float">
            <text:p>82.19672133</text:p>
          </table:table-cell>
          <table:table-cell office:value-type="string" calcext:value-type="string">
            <text:p>Tree</text:p>
          </table:table-cell>
          <table:table-cell office:value-type="float" office:value="49.68" calcext:value-type="float">
            <text:p>49.68</text:p>
          </table:table-cell>
          <table:table-cell office:value-type="float" office:value="55.25" calcext:value-type="float">
            <text:p>55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m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7" calcext:value-type="float">
            <text:p>0.007</text:p>
          </table:table-cell>
          <table:table-cell office:value-type="float" office:value="1.471428571" calcext:value-type="float">
            <text:p>1.471428571</text:p>
          </table:table-cell>
          <table:table-cell office:value-type="float" office:value="204.9699999" calcext:value-type="float">
            <text:p>204.9699999</text:p>
          </table:table-cell>
          <table:table-cell office:value-type="float" office:value="350.0444444" calcext:value-type="float">
            <text:p>350.04444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9.3" calcext:value-type="float">
            <text:p>139.3</text:p>
          </table:table-cell>
          <table:table-cell office:value-type="float" office:value="60.19480519" calcext:value-type="float">
            <text:p>60.19480519</text:p>
          </table:table-cell>
          <table:table-cell office:value-type="string" calcext:value-type="string">
            <text:p>Tree</text:p>
          </table:table-cell>
          <table:table-cell office:value-type="float" office:value="48.43" calcext:value-type="float">
            <text:p>48.43</text:p>
          </table:table-cell>
          <table:table-cell office:value-type="float" office:value="54.152" calcext:value-type="float">
            <text:p>54.1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2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Bg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084" calcext:value-type="float">
            <text:p>0.0084</text:p>
          </table:table-cell>
          <table:table-cell office:value-type="float" office:value="3" calcext:value-type="float">
            <text:p>3</text:p>
          </table:table-cell>
          <table:table-cell office:value-type="float" office:value="501.3" calcext:value-type="float">
            <text:p>501.3</text:p>
          </table:table-cell>
          <table:table-cell office:value-type="float" office:value="547.0535715" calcext:value-type="float">
            <text:p>547.05357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.1" calcext:value-type="float">
            <text:p>167.1</text:p>
          </table:table-cell>
          <table:table-cell office:value-type="float" office:value="91.63636363" calcext:value-type="float">
            <text:p>91.63636363</text:p>
          </table:table-cell>
          <table:table-cell office:value-type="string" calcext:value-type="string">
            <text:p>Tree</text:p>
          </table:table-cell>
          <table:table-cell office:value-type="float" office:value="42.88" calcext:value-type="float">
            <text:p>42.88</text:p>
          </table:table-cell>
          <table:table-cell office:value-type="float" office:value="54.86" calcext:value-type="float">
            <text:p>54.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Bg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82" calcext:value-type="float">
            <text:p>0.0082</text:p>
          </table:table-cell>
          <table:table-cell office:value-type="float" office:value="1.548780488" calcext:value-type="float">
            <text:p>1.548780488</text:p>
          </table:table-cell>
          <table:table-cell office:value-type="float" office:value="252.6060976" calcext:value-type="float">
            <text:p>252.6060976</text:p>
          </table:table-cell>
          <table:table-cell office:value-type="float" office:value="401.9340908" calcext:value-type="float">
            <text:p>401.934090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3.1" calcext:value-type="float">
            <text:p>163.1</text:p>
          </table:table-cell>
          <table:table-cell office:value-type="float" office:value="67.47162523" calcext:value-type="float">
            <text:p>67.47162523</text:p>
          </table:table-cell>
          <table:table-cell office:value-type="string" calcext:value-type="string">
            <text:p>Tree</text:p>
          </table:table-cell>
          <table:table-cell office:value-type="float" office:value="44.56" calcext:value-type="float">
            <text:p>44.56</text:p>
          </table:table-cell>
          <table:table-cell office:value-type="float" office:value="58.69" calcext:value-type="float">
            <text:p>58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4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Bg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55263158" calcext:value-type="float">
            <text:p>2.855263158</text:p>
          </table:table-cell>
          <table:table-cell office:value-type="float" office:value="431.7157895" calcext:value-type="float">
            <text:p>431.7157895</text:p>
          </table:table-cell>
          <table:table-cell office:value-type="float" office:value="644.486747" calcext:value-type="float">
            <text:p>644.48674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1.2" calcext:value-type="float">
            <text:p>151.2</text:p>
          </table:table-cell>
          <table:table-cell office:value-type="float" office:value="73.14408707" calcext:value-type="float">
            <text:p>73.14408707</text:p>
          </table:table-cell>
          <table:table-cell office:value-type="string" calcext:value-type="string">
            <text:p>Tree</text:p>
          </table:table-cell>
          <table:table-cell office:value-type="float" office:value="46.89" calcext:value-type="float">
            <text:p>46.89</text:p>
          </table:table-cell>
          <table:table-cell office:value-type="float" office:value="56.49" calcext:value-type="float">
            <text:p>56.4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3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Bg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666666667" calcext:value-type="float">
            <text:p>2.666666667</text:p>
          </table:table-cell>
          <table:table-cell office:value-type="float" office:value="461.6000001" calcext:value-type="float">
            <text:p>461.6000001</text:p>
          </table:table-cell>
          <table:table-cell office:value-type="float" office:value="491.4337663" calcext:value-type="float">
            <text:p>491.43376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3.1" calcext:value-type="float">
            <text:p>173.1</text:p>
          </table:table-cell>
          <table:table-cell office:value-type="float" office:value="83.13090419" calcext:value-type="float">
            <text:p>83.13090419</text:p>
          </table:table-cell>
          <table:table-cell office:value-type="string" calcext:value-type="string">
            <text:p>Tree</text:p>
          </table:table-cell>
          <table:table-cell office:value-type="float" office:value="39.627" calcext:value-type="float">
            <text:p>39.627</text:p>
          </table:table-cell>
          <table:table-cell office:value-type="float" office:value="54.52" calcext:value-type="float">
            <text:p>54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5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Bg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988372093" calcext:value-type="float">
            <text:p>1.988372093</text:p>
          </table:table-cell>
          <table:table-cell office:value-type="float" office:value="340.2104651" calcext:value-type="float">
            <text:p>340.2104651</text:p>
          </table:table-cell>
          <table:table-cell office:value-type="float" office:value="441.5869565" calcext:value-type="float">
            <text:p>441.586956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1.1" calcext:value-type="float">
            <text:p>171.1</text:p>
          </table:table-cell>
          <table:table-cell office:value-type="float" office:value="82.40100566" calcext:value-type="float">
            <text:p>82.40100566</text:p>
          </table:table-cell>
          <table:table-cell office:value-type="string" calcext:value-type="string">
            <text:p>Tree</text:p>
          </table:table-cell>
          <table:table-cell office:value-type="float" office:value="48.47" calcext:value-type="float">
            <text:p>48.47</text:p>
          </table:table-cell>
          <table:table-cell office:value-type="float" office:value="56.69" calcext:value-type="float">
            <text:p>56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7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B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031746032" calcext:value-type="float">
            <text:p>1.031746032</text:p>
          </table:table-cell>
          <table:table-cell office:value-type="float" office:value="129.2777778" calcext:value-type="float">
            <text:p>129.2777778</text:p>
          </table:table-cell>
          <table:table-cell office:value-type="float" office:value="252.7478873" calcext:value-type="float">
            <text:p>252.747887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5.3" calcext:value-type="float">
            <text:p>125.3</text:p>
          </table:table-cell>
          <table:table-cell office:value-type="float" office:value="57.68028999" calcext:value-type="float">
            <text:p>57.68028999</text:p>
          </table:table-cell>
          <table:table-cell office:value-type="string" calcext:value-type="string">
            <text:p>Tree</text:p>
          </table:table-cell>
          <table:table-cell office:value-type="float" office:value="48.91" calcext:value-type="float">
            <text:p>48.91</text:p>
          </table:table-cell>
          <table:table-cell office:value-type="float" office:value="56.35" calcext:value-type="float">
            <text:p>56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B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369467787" calcext:value-type="float">
            <text:p>1.369467787</text:p>
          </table:table-cell>
          <table:table-cell office:value-type="float" office:value="103.4647058" calcext:value-type="float">
            <text:p>103.4647058</text:p>
          </table:table-cell>
          <table:table-cell office:value-type="float" office:value="252.5888889" calcext:value-type="float">
            <text:p>252.588888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35.3" calcext:value-type="float">
            <text:p>135.3</text:p>
          </table:table-cell>
          <table:table-cell office:value-type="float" office:value="67.93422879" calcext:value-type="float">
            <text:p>67.93422879</text:p>
          </table:table-cell>
          <table:table-cell office:value-type="string" calcext:value-type="string">
            <text:p>Tree</text:p>
          </table:table-cell>
          <table:table-cell office:value-type="float" office:value="47.1" calcext:value-type="float">
            <text:p>47.1</text:p>
          </table:table-cell>
          <table:table-cell office:value-type="float" office:value="55.76" calcext:value-type="float">
            <text:p>55.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8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B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67" calcext:value-type="float">
            <text:p>0.0067</text:p>
          </table:table-cell>
          <table:table-cell office:value-type="float" office:value="1.28358209" calcext:value-type="float">
            <text:p>1.28358209</text:p>
          </table:table-cell>
          <table:table-cell office:value-type="float" office:value="171.1014926" calcext:value-type="float">
            <text:p>171.1014926</text:p>
          </table:table-cell>
          <table:table-cell office:value-type="float" office:value="264.6104478" calcext:value-type="float">
            <text:p>264.61044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3.3" calcext:value-type="float">
            <text:p>133.3</text:p>
          </table:table-cell>
          <table:table-cell office:value-type="float" office:value="64.66165415" calcext:value-type="float">
            <text:p>64.66165415</text:p>
          </table:table-cell>
          <table:table-cell office:value-type="string" calcext:value-type="string">
            <text:p>Tree</text:p>
          </table:table-cell>
          <table:table-cell office:value-type="float" office:value="48.06" calcext:value-type="float">
            <text:p>48.06</text:p>
          </table:table-cell>
          <table:table-cell office:value-type="float" office:value="54.75" calcext:value-type="float">
            <text:p>54.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6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B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462418301" calcext:value-type="float">
            <text:p>1.462418301</text:p>
          </table:table-cell>
          <table:table-cell office:value-type="float" office:value="111.4235294" calcext:value-type="float">
            <text:p>111.4235294</text:p>
          </table:table-cell>
          <table:table-cell office:value-type="float" office:value="228.7222223" calcext:value-type="float">
            <text:p>228.72222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5.3" calcext:value-type="float">
            <text:p>135.3</text:p>
          </table:table-cell>
          <table:table-cell office:value-type="float" office:value="68.67007673" calcext:value-type="float">
            <text:p>68.67007673</text:p>
          </table:table-cell>
          <table:table-cell office:value-type="string" calcext:value-type="string">
            <text:p>Tree</text:p>
          </table:table-cell>
          <table:table-cell office:value-type="float" office:value="48.92" calcext:value-type="float">
            <text:p>48.92</text:p>
          </table:table-cell>
          <table:table-cell office:value-type="float" office:value="56.42" calcext:value-type="float">
            <text:p>56.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B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9" calcext:value-type="float">
            <text:p>0.0059</text:p>
          </table:table-cell>
          <table:table-cell office:value-type="float" office:value="1.033898305" calcext:value-type="float">
            <text:p>1.033898305</text:p>
          </table:table-cell>
          <table:table-cell office:value-type="float" office:value="121.379661" calcext:value-type="float">
            <text:p>121.379661</text:p>
          </table:table-cell>
          <table:table-cell office:value-type="float" office:value="226.7723077" calcext:value-type="float">
            <text:p>226.77230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7.4" calcext:value-type="float">
            <text:p>117.4</text:p>
          </table:table-cell>
          <table:table-cell office:value-type="float" office:value="58.95034195" calcext:value-type="float">
            <text:p>58.95034195</text:p>
          </table:table-cell>
          <table:table-cell office:value-type="string" calcext:value-type="string">
            <text:p>Tree</text:p>
          </table:table-cell>
          <table:table-cell office:value-type="float" office:value="46.44" calcext:value-type="float">
            <text:p>46.44</text:p>
          </table:table-cell>
          <table:table-cell office:value-type="float" office:value="55.168" calcext:value-type="float">
            <text:p>55.1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Hl-L-1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69099184" calcext:value-type="float">
            <text:p>0.969099184</text:p>
          </table:table-cell>
          <table:table-cell office:value-type="float" office:value="49.74576276" calcext:value-type="float">
            <text:p>49.74576276</text:p>
          </table:table-cell>
          <table:table-cell office:value-type="float" office:value="188.9444444" calcext:value-type="float">
            <text:p>188.94444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7.4" calcext:value-type="float">
            <text:p>117.4</text:p>
          </table:table-cell>
          <table:table-cell office:value-type="float" office:value="55.08563785" calcext:value-type="float">
            <text:p>55.08563785</text:p>
          </table:table-cell>
          <table:table-cell office:value-type="string" calcext:value-type="string">
            <text:p>Tree</text:p>
          </table:table-cell>
          <table:table-cell office:value-type="float" office:value="49.92" calcext:value-type="float">
            <text:p>49.92</text:p>
          </table:table-cell>
          <table:table-cell office:value-type="float" office:value="56.95" calcext:value-type="float">
            <text:p>56.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Hl-L-2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846965453" calcext:value-type="float">
            <text:p>0.846965453</text:p>
          </table:table-cell>
          <table:table-cell office:value-type="float" office:value="19.88888892" calcext:value-type="float">
            <text:p>19.88888892</text:p>
          </table:table-cell>
          <table:table-cell office:value-type="float" office:value="206.9294118" calcext:value-type="float">
            <text:p>206.92941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5.3" calcext:value-type="float">
            <text:p>125.3</text:p>
          </table:table-cell>
          <table:table-cell office:value-type="float" office:value="55.37851039" calcext:value-type="float">
            <text:p>55.37851039</text:p>
          </table:table-cell>
          <table:table-cell office:value-type="string" calcext:value-type="string">
            <text:p>Tree</text:p>
          </table:table-cell>
          <table:table-cell office:value-type="float" office:value="50.8" calcext:value-type="float">
            <text:p>50.8</text:p>
          </table:table-cell>
          <table:table-cell office:value-type="float" office:value="54.57" calcext:value-type="float">
            <text:p>54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9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Hl-L-3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39263253" calcext:value-type="float">
            <text:p>0.939263253</text:p>
          </table:table-cell>
          <table:table-cell office:value-type="float" office:value="95.46666668" calcext:value-type="float">
            <text:p>95.46666668</text:p>
          </table:table-cell>
          <table:table-cell office:value-type="float" office:value="186.9358491" calcext:value-type="float">
            <text:p>186.93584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5.3" calcext:value-type="float">
            <text:p>125.3</text:p>
          </table:table-cell>
          <table:table-cell office:value-type="float" office:value="52.95845998" calcext:value-type="float">
            <text:p>52.95845998</text:p>
          </table:table-cell>
          <table:table-cell office:value-type="string" calcext:value-type="string">
            <text:p>Tree</text:p>
          </table:table-cell>
          <table:table-cell office:value-type="float" office:value="50.08" calcext:value-type="float">
            <text:p>50.08</text:p>
          </table:table-cell>
          <table:table-cell office:value-type="float" office:value="56.48" calcext:value-type="float">
            <text:p>56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9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Hl-L-4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4" calcext:value-type="float">
            <text:p>0.0064</text:p>
          </table:table-cell>
          <table:table-cell table:number-columns-repeated="2"/>
          <table:table-cell office:value-type="float" office:value="135.2444444" calcext:value-type="float">
            <text:p>135.24444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7.3" calcext:value-type="float">
            <text:p>127.3</text:p>
          </table:table-cell>
          <table:table-cell/>
          <table:table-cell office:value-type="string" calcext:value-type="string">
            <text:p>Tree</text:p>
          </table:table-cell>
          <table:table-cell office:value-type="float" office:value="49.64" calcext:value-type="float">
            <text:p>49.64</text:p>
          </table:table-cell>
          <table:table-cell office:value-type="float" office:value="54.76" calcext:value-type="float">
            <text:p>54.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l-L-5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48" calcext:value-type="float">
            <text:p>0.0048</text:p>
          </table:table-cell>
          <table:table-cell office:value-type="float" office:value="1.131802721" calcext:value-type="float">
            <text:p>1.131802721</text:p>
          </table:table-cell>
          <table:table-cell office:value-type="float" office:value="91.5208333" calcext:value-type="float">
            <text:p>91.5208333</text:p>
          </table:table-cell>
          <table:table-cell office:value-type="float" office:value="169.1326531" calcext:value-type="float">
            <text:p>169.13265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office:value-type="float" office:value="65.24509801" calcext:value-type="float">
            <text:p>65.24509801</text:p>
          </table:table-cell>
          <table:table-cell office:value-type="string" calcext:value-type="string">
            <text:p>Tree</text:p>
          </table:table-cell>
          <table:table-cell office:value-type="float" office:value="48.01" calcext:value-type="float">
            <text:p>48.01</text:p>
          </table:table-cell>
          <table:table-cell office:value-type="float" office:value="55.68" calcext:value-type="float">
            <text:p>55.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6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r-H-1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97" calcext:value-type="float">
            <text:p>0.0097</text:p>
          </table:table-cell>
          <table:table-cell office:value-type="float" office:value="3.855670103" calcext:value-type="float">
            <text:p>3.855670103</text:p>
          </table:table-cell>
          <table:table-cell office:value-type="float" office:value="744.1443299" calcext:value-type="float">
            <text:p>744.1443299</text:p>
          </table:table-cell>
          <table:table-cell office:value-type="float" office:value="855.6122449" calcext:value-type="float">
            <text:p>855.61224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87.87341165" calcext:value-type="float">
            <text:p>87.87341165</text:p>
          </table:table-cell>
          <table:table-cell office:value-type="string" calcext:value-type="string">
            <text:p>Tree</text:p>
          </table:table-cell>
          <table:table-cell office:value-type="float" office:value="48.63" calcext:value-type="float">
            <text:p>48.63</text:p>
          </table:table-cell>
          <table:table-cell office:value-type="float" office:value="57.97" calcext:value-type="float">
            <text:p>57.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9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Lr-H-2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86" calcext:value-type="float">
            <text:p>0.0086</text:p>
          </table:table-cell>
          <table:table-cell office:value-type="float" office:value="3.511627907" calcext:value-type="float">
            <text:p>3.511627907</text:p>
          </table:table-cell>
          <table:table-cell office:value-type="float" office:value="600.8395349" calcext:value-type="float">
            <text:p>600.8395349</text:p>
          </table:table-cell>
          <table:table-cell office:value-type="float" office:value="841.5211764" calcext:value-type="float">
            <text:p>841.52117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1.1" calcext:value-type="float">
            <text:p>171.1</text:p>
          </table:table-cell>
          <table:table-cell office:value-type="float" office:value="70.56462698" calcext:value-type="float">
            <text:p>70.56462698</text:p>
          </table:table-cell>
          <table:table-cell office:value-type="string" calcext:value-type="string">
            <text:p>Tree</text:p>
          </table:table-cell>
          <table:table-cell office:value-type="float" office:value="49.32" calcext:value-type="float">
            <text:p>49.32</text:p>
          </table:table-cell>
          <table:table-cell office:value-type="float" office:value="56.26" calcext:value-type="float">
            <text:p>56.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r-H-3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87" calcext:value-type="float">
            <text:p>0.0087</text:p>
          </table:table-cell>
          <table:table-cell office:value-type="float" office:value="3.126436782" calcext:value-type="float">
            <text:p>3.126436782</text:p>
          </table:table-cell>
          <table:table-cell office:value-type="float" office:value="541.186207" calcext:value-type="float">
            <text:p>541.186207</text:p>
          </table:table-cell>
          <table:table-cell office:value-type="float" office:value="976.9381443" calcext:value-type="float">
            <text:p>976.938144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73.1" calcext:value-type="float">
            <text:p>173.1</text:p>
          </table:table-cell>
          <table:table-cell office:value-type="float" office:value="61.76463704" calcext:value-type="float">
            <text:p>61.76463704</text:p>
          </table:table-cell>
          <table:table-cell office:value-type="string" calcext:value-type="string">
            <text:p>Tree</text:p>
          </table:table-cell>
          <table:table-cell office:value-type="float" office:value="51.39" calcext:value-type="float">
            <text:p>51.39</text:p>
          </table:table-cell>
          <table:table-cell office:value-type="float" office:value="60.8" calcext:value-type="float">
            <text:p>60.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7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Lr-H-4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109" calcext:value-type="float">
            <text:p>0.0109</text:p>
          </table:table-cell>
          <table:table-cell office:value-type="float" office:value="4.211009174" calcext:value-type="float">
            <text:p>4.211009174</text:p>
          </table:table-cell>
          <table:table-cell office:value-type="float" office:value="912.9467889" calcext:value-type="float">
            <text:p>912.9467889</text:p>
          </table:table-cell>
          <table:table-cell office:value-type="float" office:value="1219.312727" calcext:value-type="float">
            <text:p>1219.3127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6.8" calcext:value-type="float">
            <text:p>216.8</text:p>
          </table:table-cell>
          <table:table-cell office:value-type="float" office:value="75.56460181" calcext:value-type="float">
            <text:p>75.56460181</text:p>
          </table:table-cell>
          <table:table-cell office:value-type="string" calcext:value-type="string">
            <text:p>Tree</text:p>
          </table:table-cell>
          <table:table-cell office:value-type="float" office:value="50.89" calcext:value-type="float">
            <text:p>50.89</text:p>
          </table:table-cell>
          <table:table-cell office:value-type="float" office:value="59.36" calcext:value-type="float">
            <text:p>59.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8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r-H-5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154" calcext:value-type="float">
            <text:p>0.0154</text:p>
          </table:table-cell>
          <table:table-cell office:value-type="float" office:value="3.875841584" calcext:value-type="float">
            <text:p>3.875841584</text:p>
          </table:table-cell>
          <table:table-cell office:value-type="float" office:value="766" calcext:value-type="float">
            <text:p>766</text:p>
          </table:table-cell>
          <table:table-cell office:value-type="float" office:value="1151.694059" calcext:value-type="float">
            <text:p>1151.69405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6.4" calcext:value-type="float">
            <text:p>306.4</text:p>
          </table:table-cell>
          <table:table-cell office:value-type="float" office:value="67.60967185" calcext:value-type="float">
            <text:p>67.60967185</text:p>
          </table:table-cell>
          <table:table-cell office:value-type="string" calcext:value-type="string">
            <text:p>Tree</text:p>
          </table:table-cell>
          <table:table-cell office:value-type="float" office:value="49.83" calcext:value-type="float">
            <text:p>49.83</text:p>
          </table:table-cell>
          <table:table-cell office:value-type="float" office:value="58.33" calcext:value-type="float">
            <text:p>58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Ra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94" calcext:value-type="float">
            <text:p>0.0094</text:p>
          </table:table-cell>
          <table:table-cell office:value-type="float" office:value="1.35106383" calcext:value-type="float">
            <text:p>1.35106383</text:p>
          </table:table-cell>
          <table:table-cell office:value-type="float" office:value="252.6489362" calcext:value-type="float">
            <text:p>252.6489362</text:p>
          </table:table-cell>
          <table:table-cell office:value-type="float" office:value="407.8546511" calcext:value-type="float">
            <text:p>407.85465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56.67877531" calcext:value-type="float">
            <text:p>56.67877531</text:p>
          </table:table-cell>
          <table:table-cell office:value-type="string" calcext:value-type="string">
            <text:p>Tree</text:p>
          </table:table-cell>
          <table:table-cell office:value-type="float" office:value="46.53" calcext:value-type="float">
            <text:p>46.53</text:p>
          </table:table-cell>
          <table:table-cell office:value-type="float" office:value="57.66" calcext:value-type="float">
            <text:p>57.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4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Ra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95" calcext:value-type="float">
            <text:p>0.0095</text:p>
          </table:table-cell>
          <table:table-cell office:value-type="float" office:value="1.852631579" calcext:value-type="float">
            <text:p>1.852631579</text:p>
          </table:table-cell>
          <table:table-cell office:value-type="float" office:value="350.1473684" calcext:value-type="float">
            <text:p>350.1473684</text:p>
          </table:table-cell>
          <table:table-cell office:value-type="float" office:value="457.5531916" calcext:value-type="float">
            <text:p>457.55319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75.71624713" calcext:value-type="float">
            <text:p>75.71624713</text:p>
          </table:table-cell>
          <table:table-cell office:value-type="string" calcext:value-type="string">
            <text:p>Tree</text:p>
          </table:table-cell>
          <table:table-cell office:value-type="float" office:value="46.64" calcext:value-type="float">
            <text:p>46.64</text:p>
          </table:table-cell>
          <table:table-cell office:value-type="float" office:value="55.95" calcext:value-type="float">
            <text:p>55.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Ra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083" calcext:value-type="float">
            <text:p>0.0083</text:p>
          </table:table-cell>
          <table:table-cell office:value-type="float" office:value="2.060240964" calcext:value-type="float">
            <text:p>2.060240964</text:p>
          </table:table-cell>
          <table:table-cell office:value-type="float" office:value="340.1457832" calcext:value-type="float">
            <text:p>340.1457832</text:p>
          </table:table-cell>
          <table:table-cell office:value-type="float" office:value="580.9583334" calcext:value-type="float">
            <text:p>580.95833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5.1" calcext:value-type="float">
            <text:p>165.1</text:p>
          </table:table-cell>
          <table:table-cell office:value-type="float" office:value="67.73394949" calcext:value-type="float">
            <text:p>67.73394949</text:p>
          </table:table-cell>
          <table:table-cell office:value-type="string" calcext:value-type="string">
            <text:p>Tree</text:p>
          </table:table-cell>
          <table:table-cell office:value-type="float" office:value="48.05" calcext:value-type="float">
            <text:p>48.05</text:p>
          </table:table-cell>
          <table:table-cell office:value-type="float" office:value="55.61" calcext:value-type="float">
            <text:p>55.6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8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Ra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747747748" calcext:value-type="float">
            <text:p>1.747747748</text:p>
          </table:table-cell>
          <table:table-cell office:value-type="float" office:value="385.9027028" calcext:value-type="float">
            <text:p>385.9027028</text:p>
          </table:table-cell>
          <table:table-cell office:value-type="float" office:value="594.8676191" calcext:value-type="float">
            <text:p>594.867619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0.8" calcext:value-type="float">
            <text:p>220.8</text:p>
          </table:table-cell>
          <table:table-cell office:value-type="float" office:value="61.37575703" calcext:value-type="float">
            <text:p>61.37575703</text:p>
          </table:table-cell>
          <table:table-cell office:value-type="string" calcext:value-type="string">
            <text:p>Tree</text:p>
          </table:table-cell>
          <table:table-cell office:value-type="float" office:value="48.81" calcext:value-type="float">
            <text:p>48.81</text:p>
          </table:table-cell>
          <table:table-cell office:value-type="float" office:value="56.86" calcext:value-type="float">
            <text:p>56.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6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Ra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099" calcext:value-type="float">
            <text:p>0.0099</text:p>
          </table:table-cell>
          <table:table-cell office:value-type="float" office:value="1.353535354" calcext:value-type="float">
            <text:p>1.353535354</text:p>
          </table:table-cell>
          <table:table-cell office:value-type="float" office:value="266.6464647" calcext:value-type="float">
            <text:p>266.6464647</text:p>
          </table:table-cell>
          <table:table-cell office:value-type="float" office:value="477.4615385" calcext:value-type="float">
            <text:p>477.461538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7" calcext:value-type="float">
            <text:p>197</text:p>
          </table:table-cell>
          <table:table-cell office:value-type="float" office:value="58.65319867" calcext:value-type="float">
            <text:p>58.65319867</text:p>
          </table:table-cell>
          <table:table-cell office:value-type="string" calcext:value-type="string">
            <text:p>Tree</text:p>
          </table:table-cell>
          <table:table-cell office:value-type="float" office:value="48.03" calcext:value-type="float">
            <text:p>48.03</text:p>
          </table:table-cell>
          <table:table-cell office:value-type="float" office:value="57.87" calcext:value-type="float">
            <text:p>57.8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7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Rs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101" calcext:value-type="float">
            <text:p>0.0101</text:p>
          </table:table-cell>
          <table:table-cell office:value-type="float" office:value="2.277227723" calcext:value-type="float">
            <text:p>2.277227723</text:p>
          </table:table-cell>
          <table:table-cell office:value-type="float" office:value="457.4950496" calcext:value-type="float">
            <text:p>457.4950496</text:p>
          </table:table-cell>
          <table:table-cell office:value-type="float" office:value="461.6000001" calcext:value-type="float">
            <text:p>461.6000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.9" calcext:value-type="float">
            <text:p>200.9</text:p>
          </table:table-cell>
          <table:table-cell office:value-type="float" office:value="85.3960396" calcext:value-type="float">
            <text:p>85.3960396</text:p>
          </table:table-cell>
          <table:table-cell office:value-type="string" calcext:value-type="string">
            <text:p>Tree</text:p>
          </table:table-cell>
          <table:table-cell office:value-type="float" office:value="46.8" calcext:value-type="float">
            <text:p>46.8</text:p>
          </table:table-cell>
          <table:table-cell office:value-type="float" office:value="54.94" calcext:value-type="float">
            <text:p>54.9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4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Rs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09" calcext:value-type="float">
            <text:p>0.009</text:p>
          </table:table-cell>
          <table:table-cell office:value-type="float" office:value="2.122222222" calcext:value-type="float">
            <text:p>2.122222222</text:p>
          </table:table-cell>
          <table:table-cell office:value-type="float" office:value="379.8777777" calcext:value-type="float">
            <text:p>379.8777777</text:p>
          </table:table-cell>
          <table:table-cell office:value-type="float" office:value="501.3087379" calcext:value-type="float">
            <text:p>501.308737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86.74162256" calcext:value-type="float">
            <text:p>86.74162256</text:p>
          </table:table-cell>
          <table:table-cell office:value-type="string" calcext:value-type="string">
            <text:p>Tree</text:p>
          </table:table-cell>
          <table:table-cell office:value-type="float" office:value="47.39" calcext:value-type="float">
            <text:p>47.39</text:p>
          </table:table-cell>
          <table:table-cell office:value-type="float" office:value="56.37" calcext:value-type="float">
            <text:p>56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5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Rs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705882353" calcext:value-type="float">
            <text:p>1.705882353</text:p>
          </table:table-cell>
          <table:table-cell office:value-type="float" office:value="230.8058824" calcext:value-type="float">
            <text:p>230.8058824</text:p>
          </table:table-cell>
          <table:table-cell office:value-type="float" office:value="425.7234043" calcext:value-type="float">
            <text:p>425.72340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5.3" calcext:value-type="float">
            <text:p>135.3</text:p>
          </table:table-cell>
          <table:table-cell office:value-type="float" office:value="74.93128092" calcext:value-type="float">
            <text:p>74.93128092</text:p>
          </table:table-cell>
          <table:table-cell office:value-type="string" calcext:value-type="string">
            <text:p>Tree</text:p>
          </table:table-cell>
          <table:table-cell office:value-type="float" office:value="47.1" calcext:value-type="float">
            <text:p>47.1</text:p>
          </table:table-cell>
          <table:table-cell office:value-type="float" office:value="55.69" calcext:value-type="float">
            <text:p>55.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4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Rs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9" calcext:value-type="float">
            <text:p>0.0089</text:p>
          </table:table-cell>
          <table:table-cell office:value-type="float" office:value="1.453111871" calcext:value-type="float">
            <text:p>1.453111871</text:p>
          </table:table-cell>
          <table:table-cell office:value-type="float" office:value="175.1101124" calcext:value-type="float">
            <text:p>175.1101124</text:p>
          </table:table-cell>
          <table:table-cell office:value-type="float" office:value="531.2139129" calcext:value-type="float">
            <text:p>531.2139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7.1" calcext:value-type="float">
            <text:p>177.1</text:p>
          </table:table-cell>
          <table:table-cell office:value-type="float" office:value="62.58721543" calcext:value-type="float">
            <text:p>62.58721543</text:p>
          </table:table-cell>
          <table:table-cell office:value-type="string" calcext:value-type="string">
            <text:p>Tree</text:p>
          </table:table-cell>
          <table:table-cell office:value-type="float" office:value="48.32" calcext:value-type="float">
            <text:p>48.32</text:p>
          </table:table-cell>
          <table:table-cell office:value-type="float" office:value="59.99" calcext:value-type="float">
            <text:p>59.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Rs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table:number-columns-repeated="4"/>
          <table:table-cell office:value-type="float" office:value="417.9" calcext:value-type="float">
            <text:p>417.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float" office:value="48.9" calcext:value-type="float">
            <text:p>48.9</text:p>
          </table:table-cell>
          <table:table-cell office:value-type="float" office:value="55.48" calcext:value-type="float">
            <text:p>55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R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058" calcext:value-type="float">
            <text:p>0.0058</text:p>
          </table:table-cell>
          <table:table-cell office:value-type="float" office:value="2.462039825" calcext:value-type="float">
            <text:p>2.462039825</text:p>
          </table:table-cell>
          <table:table-cell office:value-type="float" office:value="358.1379311" calcext:value-type="float">
            <text:p>358.1379311</text:p>
          </table:table-cell>
          <table:table-cell office:value-type="float" office:value="411.959155" calcext:value-type="float">
            <text:p>411.9591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5.4" calcext:value-type="float">
            <text:p>115.4</text:p>
          </table:table-cell>
          <table:table-cell office:value-type="float" office:value="84.44677661" calcext:value-type="float">
            <text:p>84.44677661</text:p>
          </table:table-cell>
          <table:table-cell office:value-type="string" calcext:value-type="string">
            <text:p>Tree</text:p>
          </table:table-cell>
          <table:table-cell office:value-type="float" office:value="47.58" calcext:value-type="float">
            <text:p>47.58</text:p>
          </table:table-cell>
          <table:table-cell office:value-type="float" office:value="54.99" calcext:value-type="float">
            <text:p>54.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R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93" calcext:value-type="float">
            <text:p>0.0093</text:p>
          </table:table-cell>
          <table:table-cell office:value-type="float" office:value="1.537634409" calcext:value-type="float">
            <text:p>1.537634409</text:p>
          </table:table-cell>
          <table:table-cell office:value-type="float" office:value="284.4623657" calcext:value-type="float">
            <text:p>284.4623657</text:p>
          </table:table-cell>
          <table:table-cell office:value-type="float" office:value="354.1974684" calcext:value-type="float">
            <text:p>354.19746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68.24332489" calcext:value-type="float">
            <text:p>68.24332489</text:p>
          </table:table-cell>
          <table:table-cell office:value-type="string" calcext:value-type="string">
            <text:p>Tree</text:p>
          </table:table-cell>
          <table:table-cell office:value-type="float" office:value="46.32" calcext:value-type="float">
            <text:p>46.32</text:p>
          </table:table-cell>
          <table:table-cell office:value-type="float" office:value="55.45" calcext:value-type="float">
            <text:p>55.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8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R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" calcext:value-type="float">
            <text:p>0.006</text:p>
          </table:table-cell>
          <table:table-cell office:value-type="float" office:value="2.314705882" calcext:value-type="float">
            <text:p>2.314705882</text:p>
          </table:table-cell>
          <table:table-cell office:value-type="float" office:value="340.29" calcext:value-type="float">
            <text:p>340.29</text:p>
          </table:table-cell>
          <table:table-cell office:value-type="float" office:value="362.1264706" calcext:value-type="float">
            <text:p>362.12647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.4" calcext:value-type="float">
            <text:p>119.4</text:p>
          </table:table-cell>
          <table:table-cell office:value-type="float" office:value="86.48351649" calcext:value-type="float">
            <text:p>86.48351649</text:p>
          </table:table-cell>
          <table:table-cell office:value-type="string" calcext:value-type="string">
            <text:p>Tree</text:p>
          </table:table-cell>
          <table:table-cell office:value-type="float" office:value="49.1" calcext:value-type="float">
            <text:p>49.1</text:p>
          </table:table-cell>
          <table:table-cell office:value-type="float" office:value="56.67" calcext:value-type="float">
            <text:p>56.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9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R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21875" calcext:value-type="float">
            <text:p>2.421875</text:p>
          </table:table-cell>
          <table:table-cell office:value-type="float" office:value="308.3046875" calcext:value-type="float">
            <text:p>308.3046875</text:p>
          </table:table-cell>
          <table:table-cell office:value-type="float" office:value="368.0671642" calcext:value-type="float">
            <text:p>368.067164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7.3" calcext:value-type="float">
            <text:p>127.3</text:p>
          </table:table-cell>
          <table:table-cell office:value-type="float" office:value="87.71114864" calcext:value-type="float">
            <text:p>87.71114864</text:p>
          </table:table-cell>
          <table:table-cell office:value-type="string" calcext:value-type="string">
            <text:p>Tree</text:p>
          </table:table-cell>
          <table:table-cell office:value-type="float" office:value="49.29" calcext:value-type="float">
            <text:p>49.29</text:p>
          </table:table-cell>
          <table:table-cell office:value-type="float" office:value="56.75" calcext:value-type="float">
            <text:p>56.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R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8" calcext:value-type="float">
            <text:p>0.008</text:p>
          </table:table-cell>
          <table:table-cell office:value-type="float" office:value="2.025" calcext:value-type="float">
            <text:p>2.025</text:p>
          </table:table-cell>
          <table:table-cell office:value-type="float" office:value="322.38" calcext:value-type="float">
            <text:p>322.38</text:p>
          </table:table-cell>
          <table:table-cell office:value-type="float" office:value="365.9804878" calcext:value-type="float">
            <text:p>365.9804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.2" calcext:value-type="float">
            <text:p>159.2</text:p>
          </table:table-cell>
          <table:table-cell office:value-type="float" office:value="90.24456522" calcext:value-type="float">
            <text:p>90.24456522</text:p>
          </table:table-cell>
          <table:table-cell office:value-type="string" calcext:value-type="string">
            <text:p>Tree</text:p>
          </table:table-cell>
          <table:table-cell office:value-type="float" office:value="47.34" calcext:value-type="float">
            <text:p>47.34</text:p>
          </table:table-cell>
          <table:table-cell office:value-type="float" office:value="54.58" calcext:value-type="float">
            <text:p>54.5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7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a-H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071" calcext:value-type="float">
            <text:p>0.0071</text:p>
          </table:table-cell>
          <table:table-cell office:value-type="float" office:value="2.112829149" calcext:value-type="float">
            <text:p>2.112829149</text:p>
          </table:table-cell>
          <table:table-cell office:value-type="float" office:value="386.0873239" calcext:value-type="float">
            <text:p>386.0873239</text:p>
          </table:table-cell>
          <table:table-cell office:value-type="float" office:value="453.5217392" calcext:value-type="float">
            <text:p>453.52173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1.3" calcext:value-type="float">
            <text:p>141.3</text:p>
          </table:table-cell>
          <table:table-cell office:value-type="float" office:value="85.25450949" calcext:value-type="float">
            <text:p>85.25450949</text:p>
          </table:table-cell>
          <table:table-cell office:value-type="string" calcext:value-type="string">
            <text:p>Tree</text:p>
          </table:table-cell>
          <table:table-cell office:value-type="float" office:value="52.52" calcext:value-type="float">
            <text:p>52.52</text:p>
          </table:table-cell>
          <table:table-cell office:value-type="float" office:value="59.6" calcext:value-type="float">
            <text:p>59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4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a-H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94" calcext:value-type="float">
            <text:p>0.0094</text:p>
          </table:table-cell>
          <table:table-cell office:value-type="float" office:value="1.925531915" calcext:value-type="float">
            <text:p>1.925531915</text:p>
          </table:table-cell>
          <table:table-cell office:value-type="float" office:value="360.0744681" calcext:value-type="float">
            <text:p>360.0744681</text:p>
          </table:table-cell>
          <table:table-cell office:value-type="float" office:value="447.5495049" calcext:value-type="float">
            <text:p>447.549504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7" calcext:value-type="float">
            <text:p>187</text:p>
          </table:table-cell>
          <table:table-cell office:value-type="float" office:value="86.4349882" calcext:value-type="float">
            <text:p>86.4349882</text:p>
          </table:table-cell>
          <table:table-cell office:value-type="string" calcext:value-type="string">
            <text:p>Tree</text:p>
          </table:table-cell>
          <table:table-cell office:value-type="float" office:value="50.31" calcext:value-type="float">
            <text:p>50.31</text:p>
          </table:table-cell>
          <table:table-cell office:value-type="float" office:value="60.06" calcext:value-type="float">
            <text:p>60.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5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a-H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879120879" calcext:value-type="float">
            <text:p>1.879120879</text:p>
          </table:table-cell>
          <table:table-cell office:value-type="float" office:value="340.1208791" calcext:value-type="float">
            <text:p>340.1208791</text:p>
          </table:table-cell>
          <table:table-cell office:value-type="float" office:value="451.6836735" calcext:value-type="float">
            <text:p>451.68367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81.12504234" calcext:value-type="float">
            <text:p>81.12504234</text:p>
          </table:table-cell>
          <table:table-cell office:value-type="string" calcext:value-type="string">
            <text:p>Tree</text:p>
          </table:table-cell>
          <table:table-cell office:value-type="float" office:value="49.3" calcext:value-type="float">
            <text:p>49.3</text:p>
          </table:table-cell>
          <table:table-cell office:value-type="float" office:value="58.65" calcext:value-type="float">
            <text:p>58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4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a-H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84" calcext:value-type="float">
            <text:p>0.0084</text:p>
          </table:table-cell>
          <table:table-cell office:value-type="float" office:value="1.845238095" calcext:value-type="float">
            <text:p>1.845238095</text:p>
          </table:table-cell>
          <table:table-cell office:value-type="float" office:value="308.3392857" calcext:value-type="float">
            <text:p>308.3392857</text:p>
          </table:table-cell>
          <table:table-cell office:value-type="float" office:value="461.4505494" calcext:value-type="float">
            <text:p>461.45054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7.1" calcext:value-type="float">
            <text:p>167.1</text:p>
          </table:table-cell>
          <table:table-cell office:value-type="float" office:value="72.37787357" calcext:value-type="float">
            <text:p>72.37787357</text:p>
          </table:table-cell>
          <table:table-cell office:value-type="string" calcext:value-type="string">
            <text:p>Tree</text:p>
          </table:table-cell>
          <table:table-cell office:value-type="float" office:value="50.55" calcext:value-type="float">
            <text:p>50.55</text:p>
          </table:table-cell>
          <table:table-cell office:value-type="float" office:value="59.9" calcext:value-type="float">
            <text:p>59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a-H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837209302" calcext:value-type="float">
            <text:p>1.837209302</text:p>
          </table:table-cell>
          <table:table-cell office:value-type="float" office:value="314.3465116" calcext:value-type="float">
            <text:p>314.3465116</text:p>
          </table:table-cell>
          <table:table-cell office:value-type="float" office:value="463.4946236" calcext:value-type="float">
            <text:p>463.49462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71.1" calcext:value-type="float">
            <text:p>171.1</text:p>
          </table:table-cell>
          <table:table-cell office:value-type="float" office:value="73.33067171" calcext:value-type="float">
            <text:p>73.33067171</text:p>
          </table:table-cell>
          <table:table-cell office:value-type="string" calcext:value-type="string">
            <text:p>Tree</text:p>
          </table:table-cell>
          <table:table-cell office:value-type="float" office:value="49.79" calcext:value-type="float">
            <text:p>49.79</text:p>
          </table:table-cell>
          <table:table-cell office:value-type="float" office:value="60.5" calcext:value-type="float">
            <text:p>60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a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159" calcext:value-type="float">
            <text:p>0.0159</text:p>
          </table:table-cell>
          <table:table-cell office:value-type="float" office:value="1.088050314" calcext:value-type="float">
            <text:p>1.088050314</text:p>
          </table:table-cell>
          <table:table-cell office:value-type="float" office:value="344.1503143" calcext:value-type="float">
            <text:p>344.1503143</text:p>
          </table:table-cell>
          <table:table-cell office:value-type="float" office:value="509.3146853" calcext:value-type="float">
            <text:p>509.31468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6.3" calcext:value-type="float">
            <text:p>316.3</text:p>
          </table:table-cell>
          <table:table-cell office:value-type="float" office:value="60.77781052" calcext:value-type="float">
            <text:p>60.77781052</text:p>
          </table:table-cell>
          <table:table-cell office:value-type="string" calcext:value-type="string">
            <text:p>Tree</text:p>
          </table:table-cell>
          <table:table-cell office:value-type="float" office:value="50.8" calcext:value-type="float">
            <text:p>50.8</text:p>
          </table:table-cell>
          <table:table-cell office:value-type="float" office:value="55.75" calcext:value-type="float">
            <text:p>55.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638095238" calcext:value-type="float">
            <text:p>1.638095238</text:p>
          </table:table-cell>
          <table:table-cell office:value-type="float" office:value="342.1980952" calcext:value-type="float">
            <text:p>342.1980952</text:p>
          </table:table-cell>
          <table:table-cell office:value-type="float" office:value="483.4783018" calcext:value-type="float">
            <text:p>483.47830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8.9" calcext:value-type="float">
            <text:p>208.9</text:p>
          </table:table-cell>
          <table:table-cell office:value-type="float" office:value="71.45600627" calcext:value-type="float">
            <text:p>71.45600627</text:p>
          </table:table-cell>
          <table:table-cell office:value-type="string" calcext:value-type="string">
            <text:p>Tree</text:p>
          </table:table-cell>
          <table:table-cell office:value-type="float" office:value="51.58" calcext:value-type="float">
            <text:p>51.58</text:p>
          </table:table-cell>
          <table:table-cell office:value-type="float" office:value="60.88" calcext:value-type="float">
            <text:p>60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7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a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1.586956522" calcext:value-type="float">
            <text:p>1.586956522</text:p>
          </table:table-cell>
          <table:table-cell office:value-type="float" office:value="290.4130435" calcext:value-type="float">
            <text:p>290.4130435</text:p>
          </table:table-cell>
          <table:table-cell office:value-type="float" office:value="439.6625" calcext:value-type="float">
            <text:p>439.66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  <table:table-cell office:value-type="float" office:value="74.68030692" calcext:value-type="float">
            <text:p>74.68030692</text:p>
          </table:table-cell>
          <table:table-cell office:value-type="string" calcext:value-type="string">
            <text:p>Tree</text:p>
          </table:table-cell>
          <table:table-cell office:value-type="float" office:value="49.58" calcext:value-type="float">
            <text:p>49.58</text:p>
          </table:table-cell>
          <table:table-cell office:value-type="float" office:value="60.04" calcext:value-type="float">
            <text:p>60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7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Sa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13" calcext:value-type="float">
            <text:p>0.0113</text:p>
          </table:table-cell>
          <table:table-cell office:value-type="float" office:value="1.575221239" calcext:value-type="float">
            <text:p>1.575221239</text:p>
          </table:table-cell>
          <table:table-cell office:value-type="float" office:value="354.1097345" calcext:value-type="float">
            <text:p>354.1097345</text:p>
          </table:table-cell>
          <table:table-cell office:value-type="float" office:value="483.4611941" calcext:value-type="float">
            <text:p>483.46119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4.8" calcext:value-type="float">
            <text:p>224.8</text:p>
          </table:table-cell>
          <table:table-cell office:value-type="float" office:value="86.86405185" calcext:value-type="float">
            <text:p>86.86405185</text:p>
          </table:table-cell>
          <table:table-cell office:value-type="string" calcext:value-type="string">
            <text:p>Tree</text:p>
          </table:table-cell>
          <table:table-cell office:value-type="float" office:value="52.57" calcext:value-type="float">
            <text:p>52.57</text:p>
          </table:table-cell>
          <table:table-cell office:value-type="float" office:value="57.37" calcext:value-type="float">
            <text:p>57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8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a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12" calcext:value-type="float">
            <text:p>0.012</text:p>
          </table:table-cell>
          <table:table-cell office:value-type="float" office:value="1.641666667" calcext:value-type="float">
            <text:p>1.641666667</text:p>
          </table:table-cell>
          <table:table-cell office:value-type="float" office:value="391.8658334" calcext:value-type="float">
            <text:p>391.8658334</text:p>
          </table:table-cell>
          <table:table-cell office:value-type="float" office:value="461.4655462" calcext:value-type="float">
            <text:p>461.46554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8.7" calcext:value-type="float">
            <text:p>238.7</text:p>
          </table:table-cell>
          <table:table-cell office:value-type="float" office:value="84.20617818" calcext:value-type="float">
            <text:p>84.20617818</text:p>
          </table:table-cell>
          <table:table-cell office:value-type="string" calcext:value-type="string">
            <text:p>Tree</text:p>
          </table:table-cell>
          <table:table-cell office:value-type="float" office:value="50.3" calcext:value-type="float">
            <text:p>50.3</text:p>
          </table:table-cell>
          <table:table-cell office:value-type="float" office:value="60.1" calcext:value-type="float">
            <text:p>60.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5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c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870003835" calcext:value-type="float">
            <text:p>1.870003835</text:p>
          </table:table-cell>
          <table:table-cell office:value-type="float" office:value="308.3560605" calcext:value-type="float">
            <text:p>308.3560605</text:p>
          </table:table-cell>
          <table:table-cell office:value-type="float" office:value="376.0860759" calcext:value-type="float">
            <text:p>376.086075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1.3" calcext:value-type="float">
            <text:p>131.3</text:p>
          </table:table-cell>
          <table:table-cell office:value-type="float" office:value="78.16418149" calcext:value-type="float">
            <text:p>78.16418149</text:p>
          </table:table-cell>
          <table:table-cell office:value-type="string" calcext:value-type="string">
            <text:p>Tree</text:p>
          </table:table-cell>
          <table:table-cell office:value-type="float" office:value="48.24" calcext:value-type="float">
            <text:p>48.24</text:p>
          </table:table-cell>
          <table:table-cell office:value-type="float" office:value="55.95" calcext:value-type="float">
            <text:p>55.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5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c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73" calcext:value-type="float">
            <text:p>0.0073</text:p>
          </table:table-cell>
          <table:table-cell office:value-type="float" office:value="1.684931507" calcext:value-type="float">
            <text:p>1.684931507</text:p>
          </table:table-cell>
          <table:table-cell office:value-type="float" office:value="244.6520548" calcext:value-type="float">
            <text:p>244.6520548</text:p>
          </table:table-cell>
          <table:table-cell office:value-type="float" office:value="497.368421" calcext:value-type="float">
            <text:p>497.3684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5.2" calcext:value-type="float">
            <text:p>145.2</text:p>
          </table:table-cell>
          <table:table-cell office:value-type="float" office:value="51.22191782" calcext:value-type="float">
            <text:p>51.22191782</text:p>
          </table:table-cell>
          <table:table-cell office:value-type="string" calcext:value-type="string">
            <text:p>Tree</text:p>
          </table:table-cell>
          <table:table-cell office:value-type="float" office:value="49.11" calcext:value-type="float">
            <text:p>49.11</text:p>
          </table:table-cell>
          <table:table-cell office:value-type="float" office:value="55.5" calcext:value-type="float">
            <text:p>55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Sc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" calcext:value-type="float">
            <text:p>0.0076</text:p>
          </table:table-cell>
          <table:table-cell office:value-type="float" office:value="1.631578947" calcext:value-type="float">
            <text:p>1.631578947</text:p>
          </table:table-cell>
          <table:table-cell office:value-type="float" office:value="246.6947368" calcext:value-type="float">
            <text:p>246.6947368</text:p>
          </table:table-cell>
          <table:table-cell office:value-type="float" office:value="356.0383562" calcext:value-type="float">
            <text:p>356.038356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1.2" calcext:value-type="float">
            <text:p>151.2</text:p>
          </table:table-cell>
          <table:table-cell office:value-type="float" office:value="66.53925313" calcext:value-type="float">
            <text:p>66.53925313</text:p>
          </table:table-cell>
          <table:table-cell office:value-type="string" calcext:value-type="string">
            <text:p>Tree</text:p>
          </table:table-cell>
          <table:table-cell office:value-type="float" office:value="50.5" calcext:value-type="float">
            <text:p>50.5</text:p>
          </table:table-cell>
          <table:table-cell office:value-type="float" office:value="55.85" calcext:value-type="float">
            <text:p>55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3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c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086" calcext:value-type="float">
            <text:p>0.0086</text:p>
          </table:table-cell>
          <table:table-cell office:value-type="float" office:value="2.302325581" calcext:value-type="float">
            <text:p>2.302325581</text:p>
          </table:table-cell>
          <table:table-cell office:value-type="float" office:value="393.9279069" calcext:value-type="float">
            <text:p>393.9279069</text:p>
          </table:table-cell>
          <table:table-cell office:value-type="float" office:value="451.6517241" calcext:value-type="float">
            <text:p>451.651724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1.1" calcext:value-type="float">
            <text:p>171.1</text:p>
          </table:table-cell>
          <table:table-cell office:value-type="float" office:value="88.23890994" calcext:value-type="float">
            <text:p>88.23890994</text:p>
          </table:table-cell>
          <table:table-cell office:value-type="string" calcext:value-type="string">
            <text:p>Tree</text:p>
          </table:table-cell>
          <table:table-cell office:value-type="float" office:value="48.81" calcext:value-type="float">
            <text:p>48.81</text:p>
          </table:table-cell>
          <table:table-cell office:value-type="float" office:value="56.26" calcext:value-type="float">
            <text:p>56.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8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c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78021978" calcext:value-type="float">
            <text:p>1.78021978</text:p>
          </table:table-cell>
          <table:table-cell office:value-type="float" office:value="322.2197802" calcext:value-type="float">
            <text:p>322.2197802</text:p>
          </table:table-cell>
          <table:table-cell office:value-type="float" office:value="443.5222223" calcext:value-type="float">
            <text:p>443.52222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  <table:table-cell office:value-type="float" office:value="64.66269155" calcext:value-type="float">
            <text:p>64.66269155</text:p>
          </table:table-cell>
          <table:table-cell office:value-type="string" calcext:value-type="string">
            <text:p>Tree</text:p>
          </table:table-cell>
          <table:table-cell office:value-type="float" office:value="47.3" calcext:value-type="float">
            <text:p>47.3</text:p>
          </table:table-cell>
          <table:table-cell office:value-type="float" office:value="55.21" calcext:value-type="float">
            <text:p>55.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Xg-H-1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077" calcext:value-type="float">
            <text:p>0.0077</text:p>
          </table:table-cell>
          <table:table-cell office:value-type="float" office:value="2.131378915" calcext:value-type="float">
            <text:p>2.131378915</text:p>
          </table:table-cell>
          <table:table-cell office:value-type="float" office:value="455.6207792" calcext:value-type="float">
            <text:p>455.6207792</text:p>
          </table:table-cell>
          <table:table-cell office:value-type="float" office:value="380.0338235" calcext:value-type="float">
            <text:p>380.03382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3.2" calcext:value-type="float">
            <text:p>153.2</text:p>
          </table:table-cell>
          <table:table-cell office:value-type="float" office:value="75.88155302" calcext:value-type="float">
            <text:p>75.88155302</text:p>
          </table:table-cell>
          <table:table-cell office:value-type="string" calcext:value-type="string">
            <text:p>Tree</text:p>
          </table:table-cell>
          <table:table-cell office:value-type="float" office:value="47.06" calcext:value-type="float">
            <text:p>47.06</text:p>
          </table:table-cell>
          <table:table-cell office:value-type="float" office:value="53.35" calcext:value-type="float">
            <text:p>53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Xg-H-2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81" calcext:value-type="float">
            <text:p>0.0081</text:p>
          </table:table-cell>
          <table:table-cell office:value-type="float" office:value="3.740740741" calcext:value-type="float">
            <text:p>3.740740741</text:p>
          </table:table-cell>
          <table:table-cell office:value-type="float" office:value="602.6333334" calcext:value-type="float">
            <text:p>602.6333334</text:p>
          </table:table-cell>
          <table:table-cell office:value-type="float" office:value="676.2682926" calcext:value-type="float">
            <text:p>676.26829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61.1" calcext:value-type="float">
            <text:p>161.1</text:p>
          </table:table-cell>
          <table:table-cell office:value-type="float" office:value="90.21786494" calcext:value-type="float">
            <text:p>90.21786494</text:p>
          </table:table-cell>
          <table:table-cell office:value-type="string" calcext:value-type="string">
            <text:p>Tree</text:p>
          </table:table-cell>
          <table:table-cell office:value-type="float" office:value="48.67" calcext:value-type="float">
            <text:p>48.67</text:p>
          </table:table-cell>
          <table:table-cell office:value-type="float" office:value="55.35" calcext:value-type="float">
            <text:p>55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8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Xg-H-3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19498239" calcext:value-type="float">
            <text:p>2.819498239</text:p>
          </table:table-cell>
          <table:table-cell office:value-type="float" office:value="399.8015625" calcext:value-type="float">
            <text:p>399.8015625</text:p>
          </table:table-cell>
          <table:table-cell office:value-type="float" office:value="453.7521127" calcext:value-type="float">
            <text:p>453.75211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7.3" calcext:value-type="float">
            <text:p>127.3</text:p>
          </table:table-cell>
          <table:table-cell office:value-type="float" office:value="87.80016446" calcext:value-type="float">
            <text:p>87.80016446</text:p>
          </table:table-cell>
          <table:table-cell office:value-type="string" calcext:value-type="string">
            <text:p>Tree</text:p>
          </table:table-cell>
          <table:table-cell office:value-type="float" office:value="47.09" calcext:value-type="float">
            <text:p>47.09</text:p>
          </table:table-cell>
          <table:table-cell office:value-type="float" office:value="53.6" calcext:value-type="float">
            <text:p>53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6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Xg-H-4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119" calcext:value-type="float">
            <text:p>0.0119</text:p>
          </table:table-cell>
          <table:table-cell office:value-type="float" office:value="3.943977591" calcext:value-type="float">
            <text:p>3.943977591</text:p>
          </table:table-cell>
          <table:table-cell office:value-type="float" office:value="1147.696639" calcext:value-type="float">
            <text:p>1147.696639</text:p>
          </table:table-cell>
          <table:table-cell office:value-type="float" office:value="1134.119048" calcext:value-type="float">
            <text:p>1134.1190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6.7" calcext:value-type="float">
            <text:p>236.7</text:p>
          </table:table-cell>
          <table:table-cell office:value-type="float" office:value="87.18266254" calcext:value-type="float">
            <text:p>87.18266254</text:p>
          </table:table-cell>
          <table:table-cell office:value-type="string" calcext:value-type="string">
            <text:p>Tree</text:p>
          </table:table-cell>
          <table:table-cell office:value-type="float" office:value="49.14" calcext:value-type="float">
            <text:p>49.14</text:p>
          </table:table-cell>
          <table:table-cell office:value-type="float" office:value="60.21" calcext:value-type="float">
            <text:p>60.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rt-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7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Xg-H-5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7-04" calcext:value-type="date">
            <text:p>4/07/202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275862069" calcext:value-type="float">
            <text:p>3.275862069</text:p>
          </table:table-cell>
          <table:table-cell office:value-type="float" office:value="756.0689655" calcext:value-type="float">
            <text:p>756.0689655</text:p>
          </table:table-cell>
          <table:table-cell office:value-type="float" office:value="763.7724771" calcext:value-type="float">
            <text:p>763.77247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0.8" calcext:value-type="float">
            <text:p>230.8</text:p>
          </table:table-cell>
          <table:table-cell office:value-type="float" office:value="92.98670977" calcext:value-type="float">
            <text:p>92.98670977</text:p>
          </table:table-cell>
          <table:table-cell office:value-type="string" calcext:value-type="string">
            <text:p>Tree</text:p>
          </table:table-cell>
          <table:table-cell office:value-type="float" office:value="44.24" calcext:value-type="float">
            <text:p>44.24</text:p>
          </table:table-cell>
          <table:table-cell office:value-type="float" office:value="53.69" calcext:value-type="float">
            <text:p>53.69</text:p>
          </table:table-cell>
          <table:table-cell table:number-columns-repeated="99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5f_Daintree" style:display-name="PageStyle_Master_Daintre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 Bryant</meta:initial-creator>
    <dc:creator>Cal Bryant</dc:creator>
    <meta:creation-date>2024-01-10T06:17:48</meta:creation-date>
    <dc:date>2024-01-12T00:57:40</dc:date>
    <meta:generator>LibreOffice/5.2.1.2$Linux_X86_64 LibreOffice_project/31dd62db80d4e60af04904455ec9c9219178d620</meta:generator>
    <meta:document-statistic meta:table-count="2" meta:cell-count="4284" meta:object-count="0"/>
    <meta:user-defined meta:name="AppVersion">16.0300</meta:user-defined>
  </office:meta>
</office:document-meta>
</file>